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 Asian" svg:font-family="'CM Roman Asian'" style:font-pitch="variable" style:font-charset="x-symbol"/>
    <style:font-face style:name="Calibri2" svg:font-family="Calibri"/>
    <style:font-face style:name="Helvetica Neue" svg:font-family="'Helvetica Neue'"/>
    <style:font-face style:name="Verdana" svg:font-family="Verdana"/>
    <style:font-face style:name="Verdana Bold" svg:font-family="'Verdana Bold'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" svg:font-family="Helv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46in"/>
    </style:style>
    <style:style style:name="co2" style:family="table-column">
      <style:table-column-properties fo:break-before="auto" style:column-width="7.6457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3.8126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543in"/>
    </style:style>
    <style:style style:name="co9" style:family="table-column">
      <style:table-column-properties fo:break-before="auto" style:column-width="3.7252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5.6874in"/>
    </style:style>
    <style:style style:name="co12" style:family="table-column">
      <style:table-column-properties fo:break-before="auto" style:column-width="0.2417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6.2854in"/>
    </style:style>
    <style:style style:name="co15" style:family="table-column">
      <style:table-column-properties fo:break-before="auto" style:column-width="0.8862in"/>
    </style:style>
    <style:style style:name="co16" style:family="table-column">
      <style:table-column-properties fo:break-before="auto" style:column-width="1.8634in"/>
    </style:style>
    <style:style style:name="co17" style:family="table-column">
      <style:table-column-properties fo:break-before="auto" style:column-width="1.4299in"/>
    </style:style>
    <style:style style:name="co18" style:family="table-column">
      <style:table-column-properties fo:break-before="auto" style:column-width="3.1626in"/>
    </style:style>
    <style:style style:name="co19" style:family="table-column">
      <style:table-column-properties fo:break-before="auto" style:column-width="1.903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531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SCE_20_Journals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8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fe7e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aec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aecf00" style:diagonal-bl-tr="none" style:diagonal-tl-br="none" fo:border="0.99pt solid #000000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47b8b8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47b8b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 style:font-name="CM Roman Asian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cedeb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0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2" style:family="table-cell" style:parent-style-name="Default">
      <style:table-cell-properties fo:background-color="#cedeb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3" style:family="table-cell" style:parent-style-name="Default">
      <style:table-cell-properties fo:background-color="#94bd5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4" style:family="table-cell" style:parent-style-name="Default">
      <style:table-cell-properties fo:border-bottom="0.99pt solid #000000" fo:background-color="#cedeb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6" style:family="table-cell" style:parent-style-name="Default">
      <style:table-cell-properties fo:background-color="#cedeb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7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8" style:family="table-cell" style:parent-style-name="Default">
      <style:table-cell-properties fo:background-color="#cedeb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9" style:family="table-cell" style:parent-style-name="Default">
      <style:table-cell-properties fo:background-color="#cedeb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Verdana1" fo:font-size="8pt" fo:font-style="normal" fo:text-shadow="none" style:text-underline-style="none" fo:font-weight="normal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SME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table:number-columns-spanned="2" table:number-rows-spanned="1">
            <text:p><text:s text:c="30"/>AMERICAN SOCIETY OF MECHANICAL <text:s/>ENGINEERS ( ASME) - COMPLETE PACKAGE </text:p>
          </table:table-cell>
          <table:covered-table-cell table:style-name="ce5"/>
          <table:table-cell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Journal Titl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ed Mechanics</text:p>
          </table:table-cell>
          <table:table-cell/>
        </table:table-row>
        <table:table-row table:style-name="ro1">
          <table:table-cell table:style-name="ce4" table:formula="of:=[.A3]+1" office:value-type="float" office:value="2">
            <text:p>2</text:p>
          </table:table-cell>
          <table:table-cell table:style-name="ce7" office:value-type="string">
            <text:p>Biomechanical <text:s/>Engineering</text:p>
          </table:table-cell>
          <table:table-cell/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Computational and Nonlinear Dynamics</text:p>
          </table:table-cell>
          <table:table-cell/>
        </table:table-row>
        <table:table-row table:style-name="ro1">
          <table:table-cell table:style-name="ce4" table:formula="of:=[.A5]+1" office:value-type="float" office:value="4">
            <text:p>4</text:p>
          </table:table-cell>
          <table:table-cell table:style-name="ce7" office:value-type="string">
            <text:p>Computing and Information Science in Engineering</text:p>
          </table:table-cell>
          <table:table-cell/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Dynamic Systems, Measurement and Control</text:p>
          </table:table-cell>
          <table:table-cell/>
        </table:table-row>
        <table:table-row table:style-name="ro1">
          <table:table-cell table:style-name="ce4" table:formula="of:=[.A7]+1" office:value-type="float" office:value="6">
            <text:p>6</text:p>
          </table:table-cell>
          <table:table-cell table:style-name="ce7" office:value-type="string">
            <text:p>Electronic Packaging</text:p>
          </table:table-cell>
          <table:table-cell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Energy Resources Technology</text:p>
          </table:table-cell>
          <table:table-cell/>
        </table:table-row>
        <table:table-row table:style-name="ro1">
          <table:table-cell table:style-name="ce4" table:formula="of:=[.A9]+1" office:value-type="float" office:value="8">
            <text:p>8</text:p>
          </table:table-cell>
          <table:table-cell table:style-name="ce7" office:value-type="string">
            <text:p>Gas Turbines and Power</text:p>
          </table:table-cell>
          <table:table-cell/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Engineering Materials and Technology</text:p>
          </table:table-cell>
          <table:table-cell/>
        </table:table-row>
        <table:table-row table:style-name="ro1">
          <table:table-cell table:style-name="ce4" table:formula="of:=[.A11]+1" office:value-type="float" office:value="10">
            <text:p>10</text:p>
          </table:table-cell>
          <table:table-cell table:style-name="ce7" office:value-type="string">
            <text:p>Micro and Nano - Manufacturing</text:p>
          </table:table-cell>
          <table:table-cell/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Fluids Engineering</text:p>
          </table:table-cell>
          <table:table-cell/>
        </table:table-row>
        <table:table-row table:style-name="ro1">
          <table:table-cell table:style-name="ce4" table:formula="of:=[.A13]+1" office:value-type="float" office:value="12">
            <text:p>12</text:p>
          </table:table-cell>
          <table:table-cell table:style-name="ce7" office:value-type="string">
            <text:p>Fuel Cell Technology</text:p>
          </table:table-cell>
          <table:table-cell/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Heat Transfer</text:p>
          </table:table-cell>
          <table:table-cell/>
        </table:table-row>
        <table:table-row table:style-name="ro1">
          <table:table-cell table:style-name="ce4" table:formula="of:=[.A15]+1" office:value-type="float" office:value="14">
            <text:p>14</text:p>
          </table:table-cell>
          <table:table-cell table:style-name="ce7" office:value-type="string">
            <text:p>Manufacturing Science and Engineering</text:p>
          </table:table-cell>
          <table:table-cell/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string">
            <text:p>Mechanical Design</text:p>
          </table:table-cell>
          <table:table-cell/>
        </table:table-row>
        <table:table-row table:style-name="ro1">
          <table:table-cell table:style-name="ce4" table:formula="of:=[.A17]+1" office:value-type="float" office:value="16">
            <text:p>16</text:p>
          </table:table-cell>
          <table:table-cell table:style-name="ce7" office:value-type="string">
            <text:p>Mechanisms &amp; Robotics</text:p>
          </table:table-cell>
          <table:table-cell/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string">
            <text:p>Medical Devices</text:p>
          </table:table-cell>
          <table:table-cell/>
        </table:table-row>
        <table:table-row table:style-name="ro1">
          <table:table-cell table:style-name="ce4" table:formula="of:=[.A19]+1" office:value-type="float" office:value="18">
            <text:p>18</text:p>
          </table:table-cell>
          <table:table-cell table:style-name="ce7" office:value-type="string">
            <text:p>Nanotechnology in Engineering and Medicine</text:p>
          </table:table-cell>
          <table:table-cell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Offshore Mechanics and Arctic Engineering</text:p>
          </table:table-cell>
          <table:table-cell/>
        </table:table-row>
        <table:table-row table:style-name="ro1">
          <table:table-cell table:style-name="ce4" table:formula="of:=[.A21]+1" office:value-type="float" office:value="20">
            <text:p>20</text:p>
          </table:table-cell>
          <table:table-cell table:style-name="ce7" office:value-type="string">
            <text:p>Pressure Vessel Technology</text:p>
          </table:table-cell>
          <table:table-cell/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string">
            <text:p>Solar Energy Engineering</text:p>
          </table:table-cell>
          <table:table-cell/>
        </table:table-row>
        <table:table-row table:style-name="ro1">
          <table:table-cell table:style-name="ce4" table:formula="of:=[.A23]+1" office:value-type="float" office:value="22">
            <text:p>22</text:p>
          </table:table-cell>
          <table:table-cell table:style-name="ce7" office:value-type="string">
            <text:p>Applications in Thermal Science and Engineering </text:p>
          </table:table-cell>
          <table:table-cell/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string">
            <text:p>Terminology</text:p>
          </table:table-cell>
          <table:table-cell/>
        </table:table-row>
        <table:table-row table:style-name="ro1">
          <table:table-cell table:style-name="ce4" table:formula="of:=[.A25]+1" office:value-type="float" office:value="24">
            <text:p>24</text:p>
          </table:table-cell>
          <table:table-cell table:style-name="ce8" office:value-type="string">
            <text:p>Turbo machinery</text:p>
          </table:table-cell>
          <table:table-cell/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string">
            <text:p>Vibration and Acoustics</text:p>
          </table:table-cell>
          <table:table-cell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7" office:value-type="string">
            <text:p>Applied Mechanics Reviews </text:p>
          </table:table-cell>
          <table:table-cell/>
        </table:table-row>
      </table:table>
      <table:table table:name="SC.DIRECT" table:style-name="ta1" table:print="false">
        <table:table-column table:style-name="co5" table:default-cell-style-name="ce10"/>
        <table:table-column table:style-name="co4" table:default-cell-style-name="ce13"/>
        <table:table-column table:style-name="co6" table:default-cell-style-name="ce19"/>
        <table:table-column table:style-name="co4" table:default-cell-style-name="ce24"/>
        <table:table-column table:style-name="co7" table:default-cell-style-name="ce28"/>
        <table:table-column table:style-name="co8" table:default-cell-style-name="ce32"/>
        <table:table-column table:style-name="co9" table:default-cell-style-name="ce36"/>
        <table:table-row table:style-name="ro1">
          <table:table-cell table:style-name="ce9" office:value-type="string">
            <text:p>Sr. No.</text:p>
          </table:table-cell>
          <table:table-cell table:style-name="ce12" office:value-type="string">
            <text:p>ISSN</text:p>
          </table:table-cell>
          <table:table-cell table:style-name="ce18" office:value-type="string">
            <text:p>Journal Title</text:p>
          </table:table-cell>
          <table:table-cell table:style-name="ce18" office:value-type="string">
            <text:p>Imprint</text:p>
          </table:table-cell>
          <table:table-cell table:style-name="ce27" office:value-type="string">
            <text:p>Specialization</text:p>
          </table:table-cell>
          <table:table-cell table:style-name="ce31" office:value-type="string">
            <text:p>Subject Disciplines </text:p>
          </table:table-cell>
          <table:table-cell table:style-name="ce35" office:value-type="string">
            <text:p>Journal Page on SciVerse ScienceDire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70-8705</text:p>
          </table:table-cell>
          <table:table-cell office:value-type="string">
            <text:p>Ad Hoc Network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15708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1361-3723</text:p>
          </table:table-cell>
          <table:table-cell table:style-name="ce20" office:value-type="string">
            <text:p>Computer Fraud &amp; Security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136137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0920-5489</text:p>
          </table:table-cell>
          <table:table-cell table:style-name="ce20" office:value-type="string">
            <text:p>Computer Standards &amp; Interfaces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092054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167-4048</text:p>
          </table:table-cell>
          <table:table-cell office:value-type="string">
            <text:p>Computers &amp; Security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01674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742-2876</text:p>
          </table:table-cell>
          <table:table-cell office:value-type="string">
            <text:p>Digital Investigation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174228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63-4127</text:p>
          </table:table-cell>
          <table:table-cell office:value-type="string">
            <text:p>Information Security Technical Report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136341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05-8885</text:p>
          </table:table-cell>
          <table:table-cell office:value-type="string">
            <text:p>Journal of China University of Posts and Telecommunication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Computer Networks and Communications</text:p>
          </table:table-cell>
          <table:table-cell office:value-type="string">
            <text:p>http://www.sciencedirect.com/science/journal/100588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164-1212</text:p>
          </table:table-cell>
          <table:table-cell office:value-type="string">
            <text:p>Journal of Systems and Software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016412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141-9331</text:p>
          </table:table-cell>
          <table:table-cell office:value-type="string">
            <text:p>Microprocessors and Microsystem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014193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353-4858</text:p>
          </table:table-cell>
          <table:table-cell office:value-type="string">
            <text:p>Network Security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135348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166-5316</text:p>
          </table:table-cell>
          <table:table-cell office:value-type="string">
            <text:p>Performance Evaluation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016653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874-4907</text:p>
          </table:table-cell>
          <table:table-cell office:value-type="string">
            <text:p>Physical Communication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187449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736-5853</text:p>
          </table:table-cell>
          <table:table-cell office:value-type="string">
            <text:p>Telematics and Informatic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Computer Networks and Communications</text:p>
          </table:table-cell>
          <table:table-cell office:value-type="string">
            <text:p>http://www.sciencedirect.com/science/journal/073658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167-9236</text:p>
          </table:table-cell>
          <table:table-cell office:value-type="string">
            <text:p>Decision Support System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Information Systems</text:p>
          </table:table-cell>
          <table:table-cell office:value-type="string">
            <text:p>http://www.sciencedirect.com/science/journal/016792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378-7206</text:p>
          </table:table-cell>
          <table:table-cell office:value-type="string">
            <text:p>Information &amp; Management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Information Systems</text:p>
          </table:table-cell>
          <table:table-cell office:value-type="string">
            <text:p>http://www.sciencedirect.com/science/journal/037872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1471-7727</text:p>
          </table:table-cell>
          <table:table-cell table:style-name="ce20" office:value-type="string">
            <text:p>Information and Organization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<text:s/>Information Systems</text:p>
          </table:table-cell>
          <table:table-cell office:value-type="string">
            <text:p>http://www.sciencedirect.com/science/journal/147177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308-5961</text:p>
          </table:table-cell>
          <table:table-cell office:value-type="string">
            <text:p>Telecommunications Policy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<text:s/>Information Systems</text:p>
          </table:table-cell>
          <table:table-cell office:value-type="string">
            <text:p>http://www.sciencedirect.com/science/journal/030859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 office:value-type="string">
            <text:p>00043702</text:p>
          </table:table-cell>
          <table:table-cell table:style-name="ce20" office:value-type="string">
            <text:p>Artificial Intelligence</text:p>
          </table:table-cell>
          <table:table-cell/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<text:span text:style-name="T1"><text:a xlink:href="http://www.sciencedirect.com/science/journal/00043702">http://www.sciencedirect.com/science/journal/00043702</text:a></text:span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4" office:value-type="string">
            <text:p>09333657</text:p>
          </table:table-cell>
          <table:table-cell table:style-name="ce20" office:value-type="string">
            <text:p>Artificial Intelligence in Medicine</text:p>
          </table:table-cell>
          <table:table-cell/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<text:span text:style-name="T1"><text:a xlink:href="http://www.sciencedirect.com/science/journal/09333657">http://www.sciencedirect.com/science/journal/09333657</text:a></text:span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4" office:value-type="string">
            <text:p>1389-0417</text:p>
          </table:table-cell>
          <table:table-cell table:style-name="ce20" office:value-type="string">
            <text:p>Cognitive Systems Research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138904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567-4223</text:p>
          </table:table-cell>
          <table:table-cell office:value-type="string">
            <text:p>Electronic Commerce Research and Application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1567422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952-1976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095219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875-9521</text:p>
          </table:table-cell>
          <table:table-cell office:value-type="string">
            <text:p>Entertainment Comput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187595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4" office:value-type="string">
            <text:p>0306-4379</text:p>
          </table:table-cell>
          <table:table-cell table:style-name="ce20" office:value-type="string">
            <text:p>Information System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0306437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950-7051</text:p>
          </table:table-cell>
          <table:table-cell office:value-type="string">
            <text:p>Knowledge-Based System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Artificial Intelligence</text:p>
          </table:table-cell>
          <table:table-cell office:value-type="string">
            <text:p>http://www.sciencedirect.com/science/journal/09507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893-6080</text:p>
          </table:table-cell>
          <table:table-cell office:value-type="string">
            <text:p>Neural Network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19" office:value-type="string">
            <text:p>Artificial Intelligence</text:p>
          </table:table-cell>
          <table:table-cell office:value-type="string">
            <text:p>http://www.sciencedirect.com/science/journal/089360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925-2312</text:p>
          </table:table-cell>
          <table:table-cell office:value-type="string">
            <text:p>Neurocomput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Artificial Intelligence</text:p>
          </table:table-cell>
          <table:table-cell office:value-type="string">
            <text:p>http://www.sciencedirect.com/science/journal/092523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921-8890</text:p>
          </table:table-cell>
          <table:table-cell office:value-type="string">
            <text:p>Robotics and Autonomous Systems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Artificial Intelligence</text:p>
          </table:table-cell>
          <table:table-cell office:value-type="string">
            <text:p>http://www.sciencedirect.com/science/journal/0921889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4" office:value-type="string">
            <text:p>1476-9271</text:p>
          </table:table-cell>
          <table:table-cell table:style-name="ce20" office:value-type="string">
            <text:p>Computational Biology and Chemistry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147692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4" office:value-type="string">
            <text:p>0925-7721</text:p>
          </table:table-cell>
          <table:table-cell table:style-name="ce20" office:value-type="string">
            <text:p>Computational Geometry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92577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898-1221</text:p>
          </table:table-cell>
          <table:table-cell office:value-type="string">
            <text:p>Computers &amp; Mathematics with Application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898122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166-218X</text:p>
          </table:table-cell>
          <table:table-cell office:value-type="string">
            <text:p>Discrete Applied Mathematics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166218X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4" office:value-type="string">
            <text:p>0890-5401</text:p>
          </table:table-cell>
          <table:table-cell table:style-name="ce20" office:value-type="string">
            <text:p>Information and Computation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89054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4" office:value-type="string">
            <text:p>0020-0190</text:p>
          </table:table-cell>
          <table:table-cell table:style-name="ce20" office:value-type="string">
            <text:p>Information Processing Letter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020019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022-0000</text:p>
          </table:table-cell>
          <table:table-cell office:value-type="string">
            <text:p>Journal of Computer and System Sciences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022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4" office:value-type="string">
            <text:p>1001-6058</text:p>
          </table:table-cell>
          <table:table-cell table:style-name="ce20" office:value-type="string">
            <text:p>Journal of Hydrodynamics, Ser.B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1001605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895-7177</text:p>
          </table:table-cell>
          <table:table-cell office:value-type="string">
            <text:p>Mathematical and Computer Modelling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895717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378-4754</text:p>
          </table:table-cell>
          <table:table-cell office:value-type="string">
            <text:p>Mathematics and Computers in Simulation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37847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263-2241</text:p>
          </table:table-cell>
          <table:table-cell office:value-type="string">
            <text:p>Measurement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ational Theory and Mathematics</text:p>
          </table:table-cell>
          <table:table-cell office:value-type="string">
            <text:p>http://www.sciencedirect.com/science/journal/0263224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167-6423</text:p>
          </table:table-cell>
          <table:table-cell office:value-type="string">
            <text:p>Science of Computer Programm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ational Theory and Mathematics</text:p>
          </table:table-cell>
          <table:table-cell office:value-type="string">
            <text:p>http://www.sciencedirect.com/science/journal/016764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304-3975</text:p>
          </table:table-cell>
          <table:table-cell office:value-type="string">
            <text:p>Theoretical Computer Science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ational Theory and Mathematics</text:p>
          </table:table-cell>
          <table:table-cell office:value-type="string">
            <text:p>http://www.sciencedirect.com/science/journal/0304397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14" office:value-type="string">
            <text:p>0167-8396</text:p>
          </table:table-cell>
          <table:table-cell table:style-name="ce20" office:value-type="string">
            <text:p>Computer Aided Geometric Design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Graphics and Computer-Aided Design</text:p>
          </table:table-cell>
          <table:table-cell office:value-type="string">
            <text:p>http://www.sciencedirect.com/science/journal/016783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14" office:value-type="string">
            <text:p>0097-8493</text:p>
          </table:table-cell>
          <table:table-cell table:style-name="ce20" office:value-type="string">
            <text:p>Computers &amp; Graphic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Graphics and Computer-Aided Design</text:p>
          </table:table-cell>
          <table:table-cell office:value-type="string">
            <text:p>http://www.sciencedirect.com/science/journal/0097849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524-0703</text:p>
          </table:table-cell>
          <table:table-cell office:value-type="string">
            <text:p>Graphical Models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Graphics and Computer-Aided Design</text:p>
          </table:table-cell>
          <table:table-cell office:value-type="string">
            <text:p>http://www.sciencedirect.com/science/journal/152407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093-3263</text:p>
          </table:table-cell>
          <table:table-cell office:value-type="string">
            <text:p>Journal of Molecular Graphics and Modell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Graphics and Computer-Aided Design</text:p>
          </table:table-cell>
          <table:table-cell office:value-type="string">
            <text:p>http://www.sciencedirect.com/science/journal/1093326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68-4946</text:p>
          </table:table-cell>
          <table:table-cell office:value-type="string">
            <text:p>Applied Soft Comput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156849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746-8094</text:p>
          </table:table-cell>
          <table:table-cell office:value-type="string">
            <text:p>Biomedical Signal Processing and Control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1746809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4" office:value-type="string">
            <text:p>1477-8424</text:p>
          </table:table-cell>
          <table:table-cell table:style-name="ce20" office:value-type="string">
            <text:p>Computer Languages, Systems and Structure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1477842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4" office:value-type="string">
            <text:p>0267-3649</text:p>
          </table:table-cell>
          <table:table-cell table:style-name="ce20" office:value-type="string">
            <text:p>Computer Law &amp; Security Review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0267364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4" office:value-type="string">
            <text:p>0169-2607</text:p>
          </table:table-cell>
          <table:table-cell table:style-name="ce20" office:value-type="string">
            <text:p>Computer Methods and Programs in Biomedicine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0169260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4" office:value-type="string">
            <text:p>1574-0137</text:p>
          </table:table-cell>
          <table:table-cell table:style-name="ce20" office:value-type="string">
            <text:p>Computer Science Review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1574013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0885-2308</text:p>
          </table:table-cell>
          <table:table-cell office:value-type="string">
            <text:p>Computer Speech and Language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0885230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377-2217</text:p>
          </table:table-cell>
          <table:table-cell office:value-type="string">
            <text:p>European Journal of Operational Research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037722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167-739X</text:p>
          </table:table-cell>
          <table:table-cell office:value-type="string">
            <text:p>Future Generation Computer Systems the International Journal of Grid Computing and Escience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(General)</text:p>
          </table:table-cell>
          <table:table-cell office:value-type="string">
            <text:p>http://www.sciencedirect.com/science/journal/0167739X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567-8326</text:p>
          </table:table-cell>
          <table:table-cell office:value-type="string">
            <text:p>Journal of Logic and Algebraic Programming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1567832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963-8687</text:p>
          </table:table-cell>
          <table:table-cell office:value-type="string">
            <text:p>Journal of Strategic Information System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0963868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045-926X</text:p>
          </table:table-cell>
          <table:table-cell office:value-type="string">
            <text:p>Journal of Visual Languages and Computing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1045926X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1570-8268</text:p>
          </table:table-cell>
          <table:table-cell office:value-type="string">
            <text:p>Journal of Web Semantic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157082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14" office:value-type="string">
            <text:p>1878-7789</text:p>
          </table:table-cell>
          <table:table-cell table:style-name="ce20" office:value-type="string">
            <text:p>Nano Communcation Networks</text:p>
          </table:table-cell>
          <table:table-cell/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1878778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574-1192</text:p>
          </table:table-cell>
          <table:table-cell office:value-type="string">
            <text:p>Pervasive and Mobile Comput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(General)</text:p>
          </table:table-cell>
          <table:table-cell office:value-type="string">
            <text:p>http://www.sciencedirect.com/science/journal/157411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14" office:value-type="string">
            <text:p>0969-4765</text:p>
          </table:table-cell>
          <table:table-cell table:style-name="ce20" office:value-type="string">
            <text:p>Biometric Technology Today</text:p>
          </table:table-cell>
          <table:table-cell office:value-type="string">
            <text:p>ELSEVIER ADVANCED TECHNOLOGY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96947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4" office:value-type="string">
            <text:p>0010-4655</text:p>
          </table:table-cell>
          <table:table-cell table:style-name="ce20" office:value-type="string">
            <text:p>Computer Physics Communication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01046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14" office:value-type="string">
            <text:p>0895-6111</text:p>
          </table:table-cell>
          <table:table-cell table:style-name="ce20" office:value-type="string">
            <text:p>Computerized Medical Imaging and Graphic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89561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098-3004</text:p>
          </table:table-cell>
          <table:table-cell office:value-type="string">
            <text:p>Computers &amp; Geoscience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098300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168-1699</text:p>
          </table:table-cell>
          <table:table-cell office:value-type="string">
            <text:p>Computers and Electronics in Agriculture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168169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010-4825</text:p>
          </table:table-cell>
          <table:table-cell office:value-type="string">
            <text:p>Computers in Biology and Medicine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010482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4" office:value-type="string">
            <text:p>0747-5632</text:p>
          </table:table-cell>
          <table:table-cell table:style-name="ce20" office:value-type="string">
            <text:p>Computers in Human Behavior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74756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0198-9715</text:p>
          </table:table-cell>
          <table:table-cell office:value-type="string">
            <text:p>Computers, Environment and Urban System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19897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306-4573</text:p>
          </table:table-cell>
          <table:table-cell office:value-type="string">
            <text:p>Information Processing &amp; Management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30645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386-5056</text:p>
          </table:table-cell>
          <table:table-cell office:value-type="string">
            <text:p>International Journal of Medical Informatic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1386505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4" office:value-type="string">
            <text:p>0021-9991</text:p>
          </table:table-cell>
          <table:table-cell table:style-name="ce20" office:value-type="string">
            <text:p>Journal of Computational Physics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0021999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4" office:value-type="string">
            <text:p>1877-7503</text:p>
          </table:table-cell>
          <table:table-cell table:style-name="ce20" office:value-type="string">
            <text:p>Journal of Computational Science</text:p>
          </table:table-cell>
          <table:table-cell/>
          <table:table-cell office:value-type="string">
            <text:p>Computer Science</text:p>
          </table:table-cell>
          <table:table-cell table:style-name="ce20" office:value-type="string">
            <text:p>Computer Science Applications</text:p>
          </table:table-cell>
          <table:table-cell office:value-type="string">
            <text:p>http://www.sciencedirect.com/science/journal/1877750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4" office:value-type="string">
            <text:p>1751-1577</text:p>
          </table:table-cell>
          <table:table-cell table:style-name="ce20" office:value-type="string">
            <text:p>Journal of Informetrics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19" office:value-type="string">
            <text:p>Computer Science Applications</text:p>
          </table:table-cell>
          <table:table-cell office:value-type="string">
            <text:p>http://www.sciencedirect.com/science/journal/175115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169-023X</text:p>
          </table:table-cell>
          <table:table-cell office:value-type="string">
            <text:p>Data &amp; Knowledge Engineering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169023X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957-4174</text:p>
          </table:table-cell>
          <table:table-cell office:value-type="string">
            <text:p>Expert Systems with Applications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95741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743-7315</text:p>
          </table:table-cell>
          <table:table-cell office:value-type="string">
            <text:p>Journal of Parallel and Distributed Computing</text:p>
          </table:table-cell>
          <table:table-cell office:value-type="string">
            <text:p>ACADEMIC PRESS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74373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383-7621</text:p>
          </table:table-cell>
          <table:table-cell office:value-type="string">
            <text:p>Journal of Systems Architecture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1383762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016-0032</text:p>
          </table:table-cell>
          <table:table-cell office:value-type="string">
            <text:p>Journal of the Franklin Institute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016003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1573-4277</text:p>
          </table:table-cell>
          <table:table-cell office:value-type="string">
            <text:p>Optical Switching and Network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157342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167-8191</text:p>
          </table:table-cell>
          <table:table-cell office:value-type="string">
            <text:p>Parallel Computing</text:p>
          </table:table-cell>
          <table:table-cell office:value-type="string">
            <text:p>NORTH-HOLLAND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167819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736-5845</text:p>
          </table:table-cell>
          <table:table-cell office:value-type="string">
            <text:p>Robotics and Computer-Integrated Manufacturing</text:p>
          </table:table-cell>
          <table:table-cell office:value-type="string">
            <text:p>PERGAMON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073658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1569-190X</text:p>
          </table:table-cell>
          <table:table-cell office:value-type="string">
            <text:p>Simulation Modelling Practice and Theory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1569190X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14" office:value-type="string">
            <text:p>2210-5379</text:p>
          </table:table-cell>
          <table:table-cell table:style-name="ce21" office:value-type="string">
            <text:p>Sustainable Computing: Informatics and Systems</text:p>
          </table:table-cell>
          <table:table-cell/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2210537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14" office:value-type="string">
            <text:p>2210-6502</text:p>
          </table:table-cell>
          <table:table-cell table:style-name="ce21" office:value-type="string">
            <text:p>Swarm and Evolutionary Computing</text:p>
          </table:table-cell>
          <table:table-cell/>
          <table:table-cell office:value-type="string">
            <text:p>Computer Science</text:p>
          </table:table-cell>
          <table:table-cell table:style-name="ce20" office:value-type="string">
            <text:p>Control and Systems Engineering</text:p>
          </table:table-cell>
          <table:table-cell office:value-type="string">
            <text:p>http://www.sciencedirect.com/science/journal/221065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14" office:value-type="string">
            <text:p>0924-2716</text:p>
          </table:table-cell>
          <table:table-cell table:style-name="ce20" office:value-type="string">
            <text:p>ISPRS Journal of Photogrammetry and Remote Sensing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Information Systems</text:p>
          </table:table-cell>
          <table:table-cell office:value-type="string">
            <text:p>http://www.sciencedirect.com/science/journal/092427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14" office:value-type="string">
            <text:p>1364-8152</text:p>
          </table:table-cell>
          <table:table-cell table:style-name="ce20" office:value-type="string">
            <text:p>Environmental Modelling &amp; Software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Software</text:p>
          </table:table-cell>
          <table:table-cell office:value-type="string">
            <text:p>http://www.sciencedirect.com/science/journal/136481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4" office:value-type="string">
            <text:p>0950-5849</text:p>
          </table:table-cell>
          <table:table-cell table:style-name="ce20" office:value-type="string">
            <text:p>Information and Software Technology</text:p>
          </table:table-cell>
          <table:table-cell office:value-type="string">
            <text:p>ELSEVIER</text:p>
          </table:table-cell>
          <table:table-cell office:value-type="string">
            <text:p>Computer Science</text:p>
          </table:table-cell>
          <table:table-cell table:style-name="ce20" office:value-type="string">
            <text:p>Software</text:p>
          </table:table-cell>
          <table:table-cell office:value-type="string">
            <text:p>http://www.sciencedirect.com/science/journal/0950584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0094-5765</text:p>
          </table:table-cell>
          <table:table-cell office:value-type="string">
            <text:p>Acta Astronautica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Aerospace Engineering</text:p>
          </table:table-cell>
          <table:table-cell office:value-type="string">
            <text:p>http://www.sciencedirect.com/science/journal/009457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270-9638</text:p>
          </table:table-cell>
          <table:table-cell office:value-type="string">
            <text:p>Aerospace Science and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Aerospace Engineering</text:p>
          </table:table-cell>
          <table:table-cell office:value-type="string">
            <text:p>http://www.sciencedirect.com/science/journal/127096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000-9361</text:p>
          </table:table-cell>
          <table:table-cell office:value-type="string">
            <text:p>Chinese Journal of Aeronaut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Aerospace Engineering</text:p>
          </table:table-cell>
          <table:table-cell office:value-type="string">
            <text:p>http://www.sciencedirect.com/science/journal/100093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0376-0421</text:p>
          </table:table-cell>
          <table:table-cell office:value-type="string">
            <text:p>Progress in Aerospace Scienc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Aerospace Engineering</text:p>
          </table:table-cell>
          <table:table-cell office:value-type="string">
            <text:p>http://www.sciencedirect.com/science/journal/037604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0968-090X</text:p>
          </table:table-cell>
          <table:table-cell office:value-type="string">
            <text:p>Transportation Research Part C: Emerging Technologi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Automotive Engineering</text:p>
          </table:table-cell>
          <table:table-cell office:value-type="string">
            <text:p>http://www.sciencedirect.com/science/journal/0968090X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142-9612</text:p>
          </table:table-cell>
          <table:table-cell office:value-type="string">
            <text:p>Biomaterial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014296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959-0318</text:p>
          </table:table-cell>
          <table:table-cell office:value-type="string">
            <text:p>Irbm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95903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959-7568</text:p>
          </table:table-cell>
          <table:table-cell office:value-type="string">
            <text:p>Irbm New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95975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14" office:value-type="string">
            <text:p>1532-0464</text:p>
          </table:table-cell>
          <table:table-cell table:style-name="ce20" office:value-type="string">
            <text:p>Journal of Biomedical Informatics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53204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1672-6529</text:p>
          </table:table-cell>
          <table:table-cell office:value-type="string">
            <text:p>Journal of Bionic Engineering</text:p>
          </table:table-cell>
          <table:table-cell office:value-type="string">
            <text:p>SCIENCE PRESS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672652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1751-6161</text:p>
          </table:table-cell>
          <table:table-cell office:value-type="string">
            <text:p>Journal of the Mechanical Behavior of Biomedical Material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75161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1350-4533</text:p>
          </table:table-cell>
          <table:table-cell office:value-type="string">
            <text:p>Medical Engineering &amp; Phys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35045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361-8415</text:p>
          </table:table-cell>
          <table:table-cell office:value-type="string">
            <text:p>Medical Image Analysi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1361841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14" office:value-type="string">
            <text:p>0939-3889</text:p>
          </table:table-cell>
          <table:table-cell table:style-name="ce20" office:value-type="string">
            <text:p>Zeitschrift fur Medizinische Physik</text:p>
          </table:table-cell>
          <table:table-cell office:value-type="string">
            <text:p>URBAN AND FISCHER</text:p>
          </table:table-cell>
          <table:table-cell office:value-type="string">
            <text:p>Engineering</text:p>
          </table:table-cell>
          <table:table-cell office:value-type="string">
            <text:p>Biomedical Engineering</text:p>
          </table:table-cell>
          <table:table-cell office:value-type="string">
            <text:p>http://www.sciencedirect.com/science/journal/0939388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474-0346</text:p>
          </table:table-cell>
          <table:table-cell office:value-type="string">
            <text:p>Advanced Engineering Informat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1474034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0306-2619</text:p>
          </table:table-cell>
          <table:table-cell office:value-type="string">
            <text:p>Applied Ener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306261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926-5805</text:p>
          </table:table-cell>
          <table:table-cell office:value-type="string">
            <text:p>Automation in Construc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26580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0360-1323</text:p>
          </table:table-cell>
          <table:table-cell office:value-type="string">
            <text:p>Building and Environment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360132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0263-8223</text:p>
          </table:table-cell>
          <table:table-cell office:value-type="string">
            <text:p>Composite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263822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4" office:value-type="string">
            <text:p>0266-352X</text:p>
          </table:table-cell>
          <table:table-cell table:style-name="ce20" office:value-type="string">
            <text:p>Computers and Geotech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266352X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14" office:value-type="string">
            <text:p>0950-0618</text:p>
          </table:table-cell>
          <table:table-cell table:style-name="ce20" office:value-type="string">
            <text:p>Construction and Building Material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50061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0142-694X</text:p>
          </table:table-cell>
          <table:table-cell office:value-type="string">
            <text:p>Design Studi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42694X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0143-7208</text:p>
          </table:table-cell>
          <table:table-cell office:value-type="string">
            <text:p>Dyes and Pigment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43720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4" office:value-type="string">
            <text:p>0378-7788</text:p>
          </table:table-cell>
          <table:table-cell table:style-name="ce20" office:value-type="string">
            <text:p>Energy and Building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378778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0141-0296</text:p>
          </table:table-cell>
          <table:table-cell office:value-type="string">
            <text:p>Engineering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41029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379-7112</text:p>
          </table:table-cell>
          <table:table-cell office:value-type="string">
            <text:p>Fire Safety Journ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379711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0920-3796</text:p>
          </table:table-cell>
          <table:table-cell office:value-type="string">
            <text:p>Fusion Engineering and Desig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20379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1874-5482</text:p>
          </table:table-cell>
          <table:table-cell office:value-type="string">
            <text:p>International Journal of Critical Infrastructure Protec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1874548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020-7683</text:p>
          </table:table-cell>
          <table:table-cell office:value-type="string">
            <text:p>International Journal of Solids and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020768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0143-974X</text:p>
          </table:table-cell>
          <table:table-cell office:value-type="string">
            <text:p>Journal of Constructional Steel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43974X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4" office:value-type="string">
            <text:p>0022-460X</text:p>
          </table:table-cell>
          <table:table-cell table:style-name="ce20" office:value-type="string">
            <text:p>Journal of Sound and Vibr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022460X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167-6105</text:p>
          </table:table-cell>
          <table:table-cell office:value-type="string">
            <text:p>Journal of Wind Engineering and Industrial Aerodynam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67610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951-8339</text:p>
          </table:table-cell>
          <table:table-cell office:value-type="string">
            <text:p>Marine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51833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0029-5493</text:p>
          </table:table-cell>
          <table:table-cell office:value-type="string">
            <text:p>Nuclear Engineering and Desig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029549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960-1481</text:p>
          </table:table-cell>
          <table:table-cell office:value-type="string">
            <text:p>Renewable Ener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60148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167-1987</text:p>
          </table:table-cell>
          <table:table-cell office:value-type="string">
            <text:p>Soil &amp; Tillage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67198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14" office:value-type="string">
            <text:p>0267-7261</text:p>
          </table:table-cell>
          <table:table-cell table:style-name="ce20" office:value-type="string">
            <text:p>Soil Dynamics and Earthquake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26772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14" office:value-type="string">
            <text:p>0167-4730</text:p>
          </table:table-cell>
          <table:table-cell table:style-name="ce20" office:value-type="string">
            <text:p>Structural Safet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16747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0263-8231</text:p>
          </table:table-cell>
          <table:table-cell office:value-type="string">
            <text:p>Thin-Walled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263823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965-8564</text:p>
          </table:table-cell>
          <table:table-cell office:value-type="string">
            <text:p>Transportation Research Part A: Policy and Practic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96585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14" office:value-type="string">
            <text:p>0886-7798</text:p>
          </table:table-cell>
          <table:table-cell table:style-name="ce20" office:value-type="string">
            <text:p>Tunnelling and Underground Space Technology Incorporating Trenchless Technology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Structural Engineering</text:p>
          </table:table-cell>
          <table:table-cell office:value-type="string">
            <text:p>http://www.sciencedirect.com/science/journal/0886779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965-9978</text:p>
          </table:table-cell>
          <table:table-cell office:value-type="string">
            <text:p>Advances in Engineering Softwar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965997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0307-904X</text:p>
          </table:table-cell>
          <table:table-cell office:value-type="string">
            <text:p>Applied Mathematical Modell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307904X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893-9659</text:p>
          </table:table-cell>
          <table:table-cell office:value-type="string">
            <text:p>Applied Mathematics Letters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893965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631-0721</text:p>
          </table:table-cell>
          <table:table-cell office:value-type="string">
            <text:p>Comptes Rendus Mecaniqu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1631072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0045-7825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045782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0045-7930</text:p>
          </table:table-cell>
          <table:table-cell office:value-type="string">
            <text:p>Computers &amp; Fluid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04579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14" office:value-type="string">
            <text:p>0045-7949</text:p>
          </table:table-cell>
          <table:table-cell table:style-name="ce20" office:value-type="string">
            <text:p>Computers &amp;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045794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0955-7997</text:p>
          </table:table-cell>
          <table:table-cell office:value-type="string">
            <text:p>Engineering Analysis with Boundary Element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955799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168-874X</text:p>
          </table:table-cell>
          <table:table-cell office:value-type="string">
            <text:p>Finite Elements in Analysis and Desig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168874X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0362-546X</text:p>
          </table:table-cell>
          <table:table-cell office:value-type="string">
            <text:p>Nonlinear Analysis: Theory Methods &amp; Applications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Computational Mechanics</text:p>
          </table:table-cell>
          <table:table-cell office:value-type="string">
            <text:p>http://www.sciencedirect.com/science/journal/0362546X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1874-1029</text:p>
          </table:table-cell>
          <table:table-cell office:value-type="string">
            <text:p>Acta Automatica Sinica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874102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1434-8411</text:p>
          </table:table-cell>
          <table:table-cell office:value-type="string">
            <text:p>Ae Ü- International Journal of Electronics and Communications</text:p>
          </table:table-cell>
          <table:table-cell office:value-type="string">
            <text:p>URBAN AND FISCH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434841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1367-5788</text:p>
          </table:table-cell>
          <table:table-cell office:value-type="string">
            <text:p>Annual Reviews in Control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367578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0005-1098</text:p>
          </table:table-cell>
          <table:table-cell office:value-type="string">
            <text:p>Automatica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05109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956-5663</text:p>
          </table:table-cell>
          <table:table-cell office:value-type="string">
            <text:p>Biosensors and Bioelectro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956566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167-9473</text:p>
          </table:table-cell>
          <table:table-cell office:value-type="string">
            <text:p>Computational Statistics &amp; Data Analysi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7947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0140-3664</text:p>
          </table:table-cell>
          <table:table-cell office:value-type="string">
            <text:p>Computer Communication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40366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389-1286</text:p>
          </table:table-cell>
          <table:table-cell office:value-type="string">
            <text:p>Computer Networks</text:p>
          </table:table-cell>
          <table:table-cell office:value-type="string">
            <text:p>NORTH-HOLLAND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389128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1077-3142</text:p>
          </table:table-cell>
          <table:table-cell office:value-type="string">
            <text:p>Computer Vision and Image Understanding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077314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045-7906</text:p>
          </table:table-cell>
          <table:table-cell office:value-type="string">
            <text:p>Computers and Electrical Engineering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4579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14" office:value-type="string">
            <text:p>1051-2004</text:p>
          </table:table-cell>
          <table:table-cell table:style-name="ce20" office:value-type="string">
            <text:p>Digital Signal Processing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051200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14" office:value-type="string">
            <text:p>0141-9382</text:p>
          </table:table-cell>
          <table:table-cell table:style-name="ce20" office:value-type="string">
            <text:p>Display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41938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378-7796</text:p>
          </table:table-cell>
          <table:table-cell office:value-type="string">
            <text:p>Electric Power Systems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378779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14" office:value-type="string">
            <text:p>0165-0114</text:p>
          </table:table-cell>
          <table:table-cell table:style-name="ce20" office:value-type="string">
            <text:p>Fuzzy Sets and Systems</text:p>
          </table:table-cell>
          <table:table-cell office:value-type="string">
            <text:p>NORTH-HOLLAND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5011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style-name="ce14" office:value-type="string">
            <text:p>0262-8856</text:p>
          </table:table-cell>
          <table:table-cell table:style-name="ce20" office:value-type="string">
            <text:p>Image and Vision Comput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26288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14" office:value-type="string">
            <text:p>0020-0255</text:p>
          </table:table-cell>
          <table:table-cell table:style-name="ce20" office:value-type="string">
            <text:p>Information Scienc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2002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14" office:value-type="string">
            <text:p>0167-9260</text:p>
          </table:table-cell>
          <table:table-cell table:style-name="ce20" office:value-type="string">
            <text:p>Integration, the Vlsi Journ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7926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888-613X</text:p>
          </table:table-cell>
          <table:table-cell office:value-type="string">
            <text:p>International Journal of Approximate Reason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888613X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0142-0615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42061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0019-0578</text:p>
          </table:table-cell>
          <table:table-cell office:value-type="string">
            <text:p>ISA Transaction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19057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0304-3886</text:p>
          </table:table-cell>
          <table:table-cell office:value-type="string">
            <text:p>Journal of Electrostat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304388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1084-8045</text:p>
          </table:table-cell>
          <table:table-cell office:value-type="string">
            <text:p>Journal of Network and Computer Applications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084804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047-3203</text:p>
          </table:table-cell>
          <table:table-cell office:value-type="string">
            <text:p>Journal of Visual Communication and Image Representation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047320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1369-8001</text:p>
          </table:table-cell>
          <table:table-cell office:value-type="string">
            <text:p>Materials Science in Semiconductor Processing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369800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0167-9317</text:p>
          </table:table-cell>
          <table:table-cell office:value-type="string">
            <text:p>Microelectronic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7931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026-2692</text:p>
          </table:table-cell>
          <table:table-cell office:value-type="string">
            <text:p>Microelectronics Journ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26269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0026-2714</text:p>
          </table:table-cell>
          <table:table-cell office:value-type="string">
            <text:p>Microelectronics Reliability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26271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068-5200</text:p>
          </table:table-cell>
          <table:table-cell office:value-type="string">
            <text:p>Optical Fiber Technology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106852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0030-3992</text:p>
          </table:table-cell>
          <table:table-cell office:value-type="string">
            <text:p>Optics &amp; Laser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30399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0143-8166</text:p>
          </table:table-cell>
          <table:table-cell office:value-type="string">
            <text:p>Optics and Lasers in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43816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14" office:value-type="string">
            <text:p>0031-3203</text:p>
          </table:table-cell>
          <table:table-cell table:style-name="ce20" office:value-type="string">
            <text:p>Pattern Recognition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31320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0167-8655</text:p>
          </table:table-cell>
          <table:table-cell office:value-type="string">
            <text:p>Pattern Recognition Letters</text:p>
          </table:table-cell>
          <table:table-cell office:value-type="string">
            <text:p>NORTH-HOLLAND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7865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0924-4247</text:p>
          </table:table-cell>
          <table:table-cell office:value-type="string">
            <text:p>Sensors and Actuators A: Physic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924424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0925-4005</text:p>
          </table:table-cell>
          <table:table-cell office:value-type="string">
            <text:p>Sensors and Actuators B: Chemic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925400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0165-1684</text:p>
          </table:table-cell>
          <table:table-cell office:value-type="string">
            <text:p>Signal Process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516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0923-5965</text:p>
          </table:table-cell>
          <table:table-cell office:value-type="string">
            <text:p>Signal Processing: Image Communic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923596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14" office:value-type="string">
            <text:p>0038-1101</text:p>
          </table:table-cell>
          <table:table-cell table:style-name="ce20" office:value-type="string">
            <text:p>Solid-State Electronics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038110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0167-6393</text:p>
          </table:table-cell>
          <table:table-cell office:value-type="string">
            <text:p>Speech Communication</text:p>
          </table:table-cell>
          <table:table-cell office:value-type="string">
            <text:p>NORTH-HOLLAND</text:p>
          </table:table-cell>
          <table:table-cell office:value-type="string">
            <text:p>Engineering</text:p>
          </table:table-cell>
          <table:table-cell office:value-type="string">
            <text:p>Electrical and Electronic Engineering</text:p>
          </table:table-cell>
          <table:table-cell office:value-type="string">
            <text:p>http://www.sciencedirect.com/science/journal/0167639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1537-5110</text:p>
          </table:table-cell>
          <table:table-cell office:value-type="string">
            <text:p>Biosystems Engineering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537511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359-8368</text:p>
          </table:table-cell>
          <table:table-cell office:value-type="string">
            <text:p>Composites Part B: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359836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0266-3538</text:p>
          </table:table-cell>
          <table:table-cell office:value-type="string">
            <text:p>Composites Science and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266353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967-0661</text:p>
          </table:table-cell>
          <table:table-cell office:value-type="string">
            <text:p>Control Engineering Practice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967066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ce14" office:value-type="string">
            <text:p>0011-9164</text:p>
          </table:table-cell>
          <table:table-cell table:style-name="ce20" office:value-type="string">
            <text:p>Desalin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011916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0955-5986</text:p>
          </table:table-cell>
          <table:table-cell office:value-type="string">
            <text:p>Flow Measurement and Instrument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955598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0266-1144</text:p>
          </table:table-cell>
          <table:table-cell office:value-type="string">
            <text:p>Geotextiles and Geomembran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266114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14" office:value-type="string">
            <text:p>1566-2535</text:p>
          </table:table-cell>
          <table:table-cell table:style-name="ce20" office:value-type="string">
            <text:p>Information Fus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566253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020-7225</text:p>
          </table:table-cell>
          <table:table-cell office:value-type="string">
            <text:p>International Journal of Engineering Scienc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02072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0959-1524</text:p>
          </table:table-cell>
          <table:table-cell office:value-type="string">
            <text:p>Journal of Process Contro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959152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style-name="ce14" office:value-type="string">
            <text:p>1570-6672</text:p>
          </table:table-cell>
          <table:table-cell table:style-name="ce20" office:value-type="string">
            <text:p>Journal of Transportation Systems Engineering and Information Technolo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570667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14" office:value-type="string">
            <text:p>1748-0132</text:p>
          </table:table-cell>
          <table:table-cell table:style-name="ce20" office:value-type="string">
            <text:p>Nano Toda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748013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14" office:value-type="string">
            <text:p>1549-9634</text:p>
          </table:table-cell>
          <table:table-cell table:style-name="ce20" office:value-type="string">
            <text:p>Nanomedicine:Nanotechnology, Biology and Med *Online Only*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549963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751-570X</text:p>
          </table:table-cell>
          <table:table-cell office:value-type="string">
            <text:p>Nonlinear Analysis: Hybrid System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751570X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1468-1218</text:p>
          </table:table-cell>
          <table:table-cell office:value-type="string">
            <text:p>Nonlinear Analysis: Real World Application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468121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style-name="ce14" office:value-type="string">
            <text:p>0030-4026</text:p>
          </table:table-cell>
          <table:table-cell table:style-name="ce20" office:value-type="string">
            <text:p>Optik</text:p>
          </table:table-cell>
          <table:table-cell office:value-type="string">
            <text:p>URBAN AND FISCH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030402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0167-6911</text:p>
          </table:table-cell>
          <table:table-cell office:value-type="string">
            <text:p>Systems &amp; Control Letter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167691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0301-679X</text:p>
          </table:table-cell>
          <table:table-cell office:value-type="string">
            <text:p>Tribology Internation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301679X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1007-0214</text:p>
          </table:table-cell>
          <table:table-cell office:value-type="string">
            <text:p>Tsinghua Science and Technology</text:p>
          </table:table-cell>
          <table:table-cell office:value-type="string">
            <text:p>NON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1007021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14" office:value-type="string">
            <text:p>0043-1648</text:p>
          </table:table-cell>
          <table:table-cell table:style-name="ce20" office:value-type="string">
            <text:p>Wear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043164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style-name="ce15" office:value-type="string">
            <text:p>0098-1354</text:p>
          </table:table-cell>
          <table:table-cell table:style-name="ce21" office:value-type="string">
            <text:p>Computers &amp; Chemical Engineering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098135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15" office:value-type="string">
            <text:p>0925-9635</text:p>
          </table:table-cell>
          <table:table-cell table:style-name="ce21" office:value-type="string">
            <text:p>Diamond and Related Material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925963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15" office:value-type="string">
            <text:p>0950-4230</text:p>
          </table:table-cell>
          <table:table-cell table:style-name="ce21" office:value-type="string">
            <text:p>Journal of Loss Prevention in the Process Industri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Engineering (General)</text:p>
          </table:table-cell>
          <table:table-cell office:value-type="string">
            <text:p>http://www.sciencedirect.com/science/journal/0950423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0003-6870</text:p>
          </table:table-cell>
          <table:table-cell office:value-type="string">
            <text:p>Applied Ergonom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003687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0958-9465</text:p>
          </table:table-cell>
          <table:table-cell office:value-type="string">
            <text:p>Cement and Concrete Composit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958946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0008-8846</text:p>
          </table:table-cell>
          <table:table-cell office:value-type="string">
            <text:p>Cement and Concrete Research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008884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0007-8506</text:p>
          </table:table-cell>
          <table:table-cell office:value-type="string">
            <text:p>Cirp Annals - Manufacturing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007850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1755-5817</text:p>
          </table:table-cell>
          <table:table-cell office:value-type="string">
            <text:p>Cirp Journal of Manufacturing Science and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1755581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0010-4485</text:p>
          </table:table-cell>
          <table:table-cell office:value-type="string">
            <text:p>Computer-Aided Desig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010448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14" office:value-type="string">
            <text:p>0360-8352</text:p>
          </table:table-cell>
          <table:table-cell table:style-name="ce20" office:value-type="string">
            <text:p>Computers &amp; Industrial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360835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14" office:value-type="string">
            <text:p>0166-3615</text:p>
          </table:table-cell>
          <table:table-cell table:style-name="ce20" office:value-type="string">
            <text:p>Computers in Industr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166361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1071-5819</text:p>
          </table:table-cell>
          <table:table-cell office:value-type="string">
            <text:p>International Journal of Human-Computer Studies</text:p>
          </table:table-cell>
          <table:table-cell office:value-type="string">
            <text:p>ACADEMIC PRESS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1071581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0169-8141</text:p>
          </table:table-cell>
          <table:table-cell office:value-type="string">
            <text:p>International Journal of Industrial Ergonom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169814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0890-6955</text:p>
          </table:table-cell>
          <table:table-cell office:value-type="string">
            <text:p>International Journal of Machine Tools and Manufactur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890695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0925-5273</text:p>
          </table:table-cell>
          <table:table-cell office:value-type="string">
            <text:p>International Journal of Production Econom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925527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1526-6125</text:p>
          </table:table-cell>
          <table:table-cell office:value-type="string">
            <text:p>Journal of Manufacturing Process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1526612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14" office:value-type="string">
            <text:p>0278-6125</text:p>
          </table:table-cell>
          <table:table-cell table:style-name="ce20" office:value-type="string">
            <text:p>Journal of Manufacturing System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27861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0924-0136</text:p>
          </table:table-cell>
          <table:table-cell office:value-type="string">
            <text:p>Journal of Materials Processing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924013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0272-6963</text:p>
          </table:table-cell>
          <table:table-cell office:value-type="string">
            <text:p>Journal of Operations Management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272696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0141-6359</text:p>
          </table:table-cell>
          <table:table-cell office:value-type="string">
            <text:p>Precision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141635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14" office:value-type="string">
            <text:p>0172-2190</text:p>
          </table:table-cell>
          <table:table-cell table:style-name="ce20" office:value-type="string">
            <text:p>World Patent Inform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Industrial and Manufacturing Engineering</text:p>
          </table:table-cell>
          <table:table-cell office:value-type="string">
            <text:p>http://www.sciencedirect.com/science/journal/0172219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0894-9166</text:p>
          </table:table-cell>
          <table:table-cell office:value-type="string">
            <text:p>Acta Mechanica Solida Sinica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894916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0003-682X</text:p>
          </table:table-cell>
          <table:table-cell office:value-type="string">
            <text:p>Applied Acoust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03682X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359-4311</text:p>
          </table:table-cell>
          <table:table-cell office:value-type="string">
            <text:p>Applied Thermal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359431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0010-2180</text:p>
          </table:table-cell>
          <table:table-cell office:value-type="string">
            <text:p>Combustion and Flam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10218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007-5704</text:p>
          </table:table-cell>
          <table:table-cell office:value-type="string">
            <text:p>Communications in Nonlinear Science and Numerical Simul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007570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1350-6307</text:p>
          </table:table-cell>
          <table:table-cell office:value-type="string">
            <text:p>Engineering Failure Analysi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350630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0013-7944</text:p>
          </table:table-cell>
          <table:table-cell office:value-type="string">
            <text:p>Engineering Fracture 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13794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14" office:value-type="string">
            <text:p>0997-7538</text:p>
          </table:table-cell>
          <table:table-cell table:style-name="ce20" office:value-type="string">
            <text:p>European Journal of Mechanics - A/Solid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997753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0997-7546</text:p>
          </table:table-cell>
          <table:table-cell office:value-type="string">
            <text:p>European Journal of Mechanics - B/Fluid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997754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14" office:value-type="string">
            <text:p>0894-1777</text:p>
          </table:table-cell>
          <table:table-cell table:style-name="ce20" office:value-type="string">
            <text:p>Experimental Thermal and Fluid Scienc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894177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0735-1933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735193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143-7496</text:p>
          </table:table-cell>
          <table:table-cell office:value-type="string">
            <text:p>International Journal of Adhesion and Adhesiv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43749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0142-1123</text:p>
          </table:table-cell>
          <table:table-cell office:value-type="string">
            <text:p>International Journal of Fatigu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42112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0142-727X</text:p>
          </table:table-cell>
          <table:table-cell office:value-type="string">
            <text:p>International Journal of Heat and Fluid Flow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42727X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0017-9310</text:p>
          </table:table-cell>
          <table:table-cell office:value-type="string">
            <text:p>International Journal of Heat and Mass Transfer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17931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0734-743X</text:p>
          </table:table-cell>
          <table:table-cell office:value-type="string">
            <text:p>International Journal of Impact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734743X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0020-7403</text:p>
          </table:table-cell>
          <table:table-cell office:value-type="string">
            <text:p>International Journal of Mechanical Scienc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0740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14" office:value-type="string">
            <text:p>0301-9322</text:p>
          </table:table-cell>
          <table:table-cell table:style-name="ce20" office:value-type="string">
            <text:p>International Journal of Multiphase Flow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301932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0020-7462</text:p>
          </table:table-cell>
          <table:table-cell office:value-type="string">
            <text:p>International Journal of Non-Linear Mechanics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0746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0749-6419</text:p>
          </table:table-cell>
          <table:table-cell office:value-type="string">
            <text:p>International Journal of Plasticit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749641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0308-0161</text:p>
          </table:table-cell>
          <table:table-cell office:value-type="string">
            <text:p>International Journal of Pressure Vessels and Pip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308016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0140-7007</text:p>
          </table:table-cell>
          <table:table-cell office:value-type="string">
            <text:p>International Journal of Refrigera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40700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1290-0729</text:p>
          </table:table-cell>
          <table:table-cell office:value-type="string">
            <text:p>International Journal of Thermal Scienc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290072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0021-8928</text:p>
          </table:table-cell>
          <table:table-cell office:value-type="string">
            <text:p>Journal of Applied Mathematics and 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1892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0021-9290</text:p>
          </table:table-cell>
          <table:table-cell office:value-type="string">
            <text:p>Journal of Bio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1929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889-9746</text:p>
          </table:table-cell>
          <table:table-cell office:value-type="string">
            <text:p>Journal of Fluids and Structur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889974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377-0257</text:p>
          </table:table-cell>
          <table:table-cell office:value-type="string">
            <text:p>Journal of Non-Newtonian Fluid 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377025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0022-4898</text:p>
          </table:table-cell>
          <table:table-cell office:value-type="string">
            <text:p>Journal of Terra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2489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0022-5096</text:p>
          </table:table-cell>
          <table:table-cell office:value-type="string">
            <text:p>Journal of the Mechanics and Physics of Solid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2250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0888-3270</text:p>
          </table:table-cell>
          <table:table-cell office:value-type="string">
            <text:p>Mechanical Systems and Signal Process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888327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0167-6636</text:p>
          </table:table-cell>
          <table:table-cell office:value-type="string">
            <text:p>Mechanics of Material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67663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0093-6413</text:p>
          </table:table-cell>
          <table:table-cell office:value-type="string">
            <text:p>Mechanics Research Communication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93641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0094-114X</text:p>
          </table:table-cell>
          <table:table-cell office:value-type="string">
            <text:p>Mechanism and Machine Theor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094114X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0957-4158</text:p>
          </table:table-cell>
          <table:table-cell office:value-type="string">
            <text:p>Mechatronics</text:p>
          </table:table-cell>
          <table:table-cell office:value-type="string">
            <text:p>PERGAMON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957415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0963-8695</text:p>
          </table:table-cell>
          <table:table-cell office:value-type="string">
            <text:p>NDT &amp; E International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963869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0266-8920</text:p>
          </table:table-cell>
          <table:table-cell office:value-type="string">
            <text:p>Probabilistic Engineering 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266892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540-7489</text:p>
          </table:table-cell>
          <table:table-cell office:value-type="string">
            <text:p>Proceedings of the Combustion Institut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540748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0360-1285</text:p>
          </table:table-cell>
          <table:table-cell office:value-type="string">
            <text:p>Progress in Energy and Combustion Science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360128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359-6128</text:p>
          </table:table-cell>
          <table:table-cell office:value-type="string">
            <text:p>Pump Industry Analyst</text:p>
          </table:table-cell>
          <table:table-cell/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359612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1350-4789</text:p>
          </table:table-cell>
          <table:table-cell office:value-type="string">
            <text:p>Sealing Technology</text:p>
          </table:table-cell>
          <table:table-cell/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350478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0167-8442</text:p>
          </table:table-cell>
          <table:table-cell office:value-type="string">
            <text:p>Theoretical and Applied Fracture Mechanic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167844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14" office:value-type="string">
            <text:p>0262-1762</text:p>
          </table:table-cell>
          <table:table-cell table:style-name="ce20" office:value-type="string">
            <text:p>World Pump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0262176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365-1609</text:p>
          </table:table-cell>
          <table:table-cell office:value-type="string">
            <text:p>International Journal of Rock Mechanics and Mining Sciences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36516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1875-5372</text:p>
          </table:table-cell>
          <table:table-cell office:value-type="string">
            <text:p>Rare Metal Materials and Engineering</text:p>
          </table:table-cell>
          <table:table-cell office:value-type="string">
            <text:p>Unknown</text:p>
          </table:table-cell>
          <table:table-cell office:value-type="string">
            <text:p>Engineering</text:p>
          </table:table-cell>
          <table:table-cell office:value-type="string">
            <text:p>Mechanical Engineering</text:p>
          </table:table-cell>
          <table:table-cell office:value-type="string">
            <text:p>http://www.sciencedirect.com/science/journal/1875537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0141-1187</text:p>
          </table:table-cell>
          <table:table-cell office:value-type="string">
            <text:p>Applied Ocean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Ocean Engineering</text:p>
          </table:table-cell>
          <table:table-cell office:value-type="string">
            <text:p>http://www.sciencedirect.com/science/journal/0141118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0378-3839</text:p>
          </table:table-cell>
          <table:table-cell office:value-type="string">
            <text:p>Coastal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Ocean Engineering</text:p>
          </table:table-cell>
          <table:table-cell office:value-type="string">
            <text:p>http://www.sciencedirect.com/science/journal/0378383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16" office:value-type="string">
            <text:p>1644-9665</text:p>
          </table:table-cell>
          <table:table-cell office:value-type="string">
            <text:p>Archives Of Civil And Mechanical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Civil and Mechanical Engineering</text:p>
          </table:table-cell>
          <table:table-cell table:style-name="ce37" office:value-type="string">
            <text:p>http://www.sciencedirect.com/science/journal/1644966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16" office:value-type="string">
            <text:p>2095-2686</text:p>
          </table:table-cell>
          <table:table-cell office:value-type="string">
            <text:p>International Journal Of Mining Science And Technolog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table:style-name="ce33" office:value-type="string">
            <text:p>Civil and Structural Engineering</text:p>
          </table:table-cell>
          <table:table-cell table:style-name="ce37" office:value-type="string">
            <text:p>http://www.sciencedirect.com/science/journal/2095268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style-name="ce16" office:value-type="string">
            <text:p>0264-1275</text:p>
          </table:table-cell>
          <table:table-cell office:value-type="string">
            <text:p>Materials &amp; Design</text:p>
          </table:table-cell>
          <table:table-cell table:style-name="ce25" office:value-type="string">
            <text:p>ELSEVIER</text:p>
          </table:table-cell>
          <table:table-cell office:value-type="string">
            <text:p>Engineering</text:p>
          </table:table-cell>
          <table:table-cell table:style-name="ce33" office:value-type="string">
            <text:p>Engineering (General)</text:p>
          </table:table-cell>
          <table:table-cell office:value-type="string">
            <text:p>http://www.sciencedirect.com/science/journal/0261306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16" office:value-type="string">
            <text:p>2210-6707</text:p>
          </table:table-cell>
          <table:table-cell office:value-type="string">
            <text:p>Sustainable Cities And Society</text:p>
          </table:table-cell>
          <table:table-cell table:style-name="ce25" office:value-type="string">
            <text:p>ELSEVIER</text:p>
          </table:table-cell>
          <table:table-cell table:style-name="ce29" office:value-type="string">
            <text:p>Engineering</text:p>
          </table:table-cell>
          <table:table-cell table:style-name="ce33" office:value-type="string">
            <text:p>Civil and Mechanical Engineering</text:p>
          </table:table-cell>
          <table:table-cell table:style-name="ce37" office:value-type="string">
            <text:p>http://www.sciencedirect.com/science/journal/2210670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16" office:value-type="string">
            <text:p>0305-0548</text:p>
          </table:table-cell>
          <table:table-cell office:value-type="string">
            <text:p>Computers &amp; Operations Research</text:p>
          </table:table-cell>
          <table:table-cell table:style-name="ce25" office:value-type="string">
            <text:p>ELSEVIER</text:p>
          </table:table-cell>
          <table:table-cell table:style-name="ce29" office:value-type="string">
            <text:p>Computer Science</text:p>
          </table:table-cell>
          <table:table-cell table:style-name="ce33" office:value-type="string">
            <text:p>Computer Science (General)</text:p>
          </table:table-cell>
          <table:table-cell table:style-name="ce37" office:value-type="string">
            <text:p>http://www.sciencedirect.com/science/journal/0305054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0308-597X</text:p>
          </table:table-cell>
          <table:table-cell office:value-type="string">
            <text:p>Marine Polic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Ocean Engineering</text:p>
          </table:table-cell>
          <table:table-cell office:value-type="string">
            <text:p>http://www.sciencedirect.com/science/journal/0308597X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0964-5691</text:p>
          </table:table-cell>
          <table:table-cell office:value-type="string">
            <text:p>Ocean &amp; Coastal Management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Ocean Engineering</text:p>
          </table:table-cell>
          <table:table-cell office:value-type="string">
            <text:p>http://www.sciencedirect.com/science/journal/0964569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0029-8018</text:p>
          </table:table-cell>
          <table:table-cell office:value-type="string">
            <text:p>Ocean Engineering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Ocean Engineering</text:p>
          </table:table-cell>
          <table:table-cell office:value-type="string">
            <text:p>http://www.sciencedirect.com/science/journal/0029801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0001-4575</text:p>
          </table:table-cell>
          <table:table-cell table:style-name="ce20" office:value-type="string">
            <text:p>Accident Analysis &amp; Prevention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Safety, Risk, Reliability and Quality</text:p>
          </table:table-cell>
          <table:table-cell office:value-type="string">
            <text:p>http://www.sciencedirect.com/science/journal/0001457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style-name="ce14" office:value-type="string">
            <text:p>0022-4375</text:p>
          </table:table-cell>
          <table:table-cell table:style-name="ce20" office:value-type="string">
            <text:p>Journal of Safety Research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Safety, Risk, Reliability and Quality</text:p>
          </table:table-cell>
          <table:table-cell office:value-type="string">
            <text:p>http://www.sciencedirect.com/science/journal/0022437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14" office:value-type="string">
            <text:p>0951-8320</text:p>
          </table:table-cell>
          <table:table-cell table:style-name="ce20" office:value-type="string">
            <text:p>Reliability Engineering and System Safety</text:p>
          </table:table-cell>
          <table:table-cell office:value-type="string">
            <text:p>ELSEVIER</text:p>
          </table:table-cell>
          <table:table-cell office:value-type="string">
            <text:p>Engineering</text:p>
          </table:table-cell>
          <table:table-cell office:value-type="string">
            <text:p>Safety, Risk, Reliability and Quality</text:p>
          </table:table-cell>
          <table:table-cell office:value-type="string">
            <text:p>http://www.sciencedirect.com/science/journal/0951832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style-name="ce17" office:value-type="string">
            <text:p>0925-7535</text:p>
          </table:table-cell>
          <table:table-cell table:style-name="ce22" office:value-type="string">
            <text:p>Safety Science</text:p>
          </table:table-cell>
          <table:table-cell table:style-name="ce26" office:value-type="string">
            <text:p>ELSEVIER</text:p>
          </table:table-cell>
          <table:table-cell table:style-name="ce30" office:value-type="string">
            <text:p>Engineering</text:p>
          </table:table-cell>
          <table:table-cell table:style-name="ce34" office:value-type="string">
            <text:p>Safety, Risk, Reliability and Quality</text:p>
          </table:table-cell>
          <table:table-cell office:value-type="string">
            <text:p>http://www.sciencedirect.com/science/journal/09257535</text:p>
          </table:table-cell>
        </table:table-row>
        <table:table-row table:style-name="ro1">
          <table:table-cell table:style-name="ce11"/>
          <table:table-cell table:style-name="ce16"/>
          <table:table-cell table:style-name="ce23"/>
          <table:table-cell table:style-name="ce25"/>
          <table:table-cell table:style-name="ce29"/>
          <table:table-cell table:style-name="ce33"/>
          <table:table-cell table:style-name="ce37"/>
        </table:table-row>
      </table:table>
      <table:table table:name="ASCE Journals 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number-columns-repeated="1021" table:default-cell-style-name="Default"/>
        <table:table-row table:style-name="ro2">
          <table:table-cell table:style-name="ce38" office:value-type="string" table:number-columns-spanned="2" table:number-rows-spanned="1">
            <text:p><text:s text:c="30"/>AMERICAN SOCIETY OF CIVIL ENGINEERS ( ASCE) - COMPLETE PACKAGE </text:p>
          </table:table-cell>
          <table:covered-table-cell table:style-name="ce38"/>
          <table:table-cell table:style-name="ce46"/>
          <table:table-cell table:style-name="ce45" table:number-columns-repeated="1021"/>
        </table:table-row>
        <table:table-row table:style-name="ro3">
          <table:table-cell table:style-name="ce39" office:value-type="string">
            <text:p>S.No</text:p>
          </table:table-cell>
          <table:table-cell table:style-name="ce39" office:value-type="string">
            <text:p>Journal Titles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3" office:value-type="string">
            <text:p>International Journal of Geo mechanics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4" office:value-type="string">
            <text:p>Journal of Architectural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3" office:value-type="string">
            <text:p>Journal of Aerospace Engineering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4" office:value-type="string">
            <text:p>Journal of Bridge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3" office:value-type="string">
            <text:p>Journal of Composites for Construction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44" office:value-type="string">
            <text:p>Journal of Performance of Constructed Facilities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7">
            <text:p>7</text:p>
          </table:table-cell>
          <table:table-cell table:style-name="ce43" office:value-type="string">
            <text:p>Journal of Construction Engineering &amp; Management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8">
            <text:p>8</text:p>
          </table:table-cell>
          <table:table-cell table:style-name="ce44" office:value-type="string">
            <text:p>Journal of Computing in Civil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9">
            <text:p>9</text:p>
          </table:table-cell>
          <table:table-cell table:style-name="ce43" office:value-type="string">
            <text:p>Journal of Cold Regions Engineering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10">
            <text:p>10</text:p>
          </table:table-cell>
          <table:table-cell table:style-name="ce44" office:value-type="string">
            <text:p>Journal of Environmental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1">
            <text:p>11</text:p>
          </table:table-cell>
          <table:table-cell table:style-name="ce43" office:value-type="string">
            <text:p>Journal of Engineering Mechanics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12">
            <text:p>12</text:p>
          </table:table-cell>
          <table:table-cell table:style-name="ce44" office:value-type="string">
            <text:p>Journal of Energy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3">
            <text:p>13</text:p>
          </table:table-cell>
          <table:table-cell table:style-name="ce43" office:value-type="string">
            <text:p>Journal of Geo technical &amp; Geo environmental Engineering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14">
            <text:p>14</text:p>
          </table:table-cell>
          <table:table-cell table:style-name="ce44" office:value-type="string">
            <text:p>Journal of Hazardous, Toxic &amp; Radioactive Waste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5">
            <text:p>15</text:p>
          </table:table-cell>
          <table:table-cell table:style-name="ce43" office:value-type="string">
            <text:p>Journal of Highway and Transportation Research and Development, English Edition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16">
            <text:p>16</text:p>
          </table:table-cell>
          <table:table-cell table:style-name="ce44" office:value-type="string">
            <text:p>Journal of Hydrologic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7">
            <text:p>17</text:p>
          </table:table-cell>
          <table:table-cell table:style-name="ce43" office:value-type="string">
            <text:p>Journal of Hydraulic Engineering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18">
            <text:p>18</text:p>
          </table:table-cell>
          <table:table-cell table:style-name="ce44" office:value-type="string">
            <text:p>Journal of Irrigation &amp; Drainage Engineering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19">
            <text:p>19</text:p>
          </table:table-cell>
          <table:table-cell table:style-name="ce43" office:value-type="string">
            <text:p>Journal of Infrastructure Systems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20">
            <text:p>20</text:p>
          </table:table-cell>
          <table:table-cell table:style-name="ce44" office:value-type="string">
            <text:p>Journal of Legal Affairs and Dispute Resolution in Engineering and Construction</text:p>
          </table:table-cell>
          <table:table-cell table:style-name="ce45" table:number-columns-repeated="1022"/>
        </table:table-row>
        <table:table-row table:style-name="ro4">
          <table:table-cell table:style-name="ce40" office:value-type="float" office:value="21">
            <text:p>21</text:p>
          </table:table-cell>
          <table:table-cell table:style-name="ce43" office:value-type="string">
            <text:p>Journal of Management in Engineering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22">
            <text:p>22</text:p>
          </table:table-cell>
          <table:table-cell table:style-name="ce44" office:value-type="string">
            <text:p>Journal of Materials in Civil Engineering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24]+1" office:value-type="float" office:value="23">
            <text:p>23</text:p>
          </table:table-cell>
          <table:table-cell table:style-name="ce43" office:value-type="string">
            <text:p>Journal of Nanomechanics and Micro-mechanics</text:p>
          </table:table-cell>
          <table:table-cell table:style-name="ce45" table:number-columns-repeated="1022"/>
        </table:table-row>
        <table:table-row table:style-name="ro4">
          <table:table-cell table:style-name="ce41" table:formula="of:=[.A25]+1" office:value-type="float" office:value="24">
            <text:p>24</text:p>
          </table:table-cell>
          <table:table-cell table:style-name="ce44" office:value-type="string">
            <text:p>Journal of Professional Issues in Engineering Education &amp; Practice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26]+1" office:value-type="float" office:value="25">
            <text:p>25</text:p>
          </table:table-cell>
          <table:table-cell table:style-name="ce43" office:value-type="string">
            <text:p>Journal of Pipeline Sysems Engineering and Practice</text:p>
          </table:table-cell>
          <table:table-cell table:style-name="ce45" table:number-columns-repeated="1022"/>
        </table:table-row>
        <table:table-row table:style-name="ro4">
          <table:table-cell table:style-name="ce41" table:formula="of:=[.A27]+1" office:value-type="float" office:value="26">
            <text:p>26</text:p>
          </table:table-cell>
          <table:table-cell table:style-name="ce44" office:value-type="string">
            <text:p>Journal of Structural Engineering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28]+1" office:value-type="float" office:value="27">
            <text:p>27</text:p>
          </table:table-cell>
          <table:table-cell table:style-name="ce43" office:value-type="string">
            <text:p>Journal of Surveying Engineering</text:p>
          </table:table-cell>
          <table:table-cell table:style-name="ce45" table:number-columns-repeated="1022"/>
        </table:table-row>
        <table:table-row table:style-name="ro4">
          <table:table-cell table:style-name="ce41" table:formula="of:=[.A29]+1" office:value-type="float" office:value="28">
            <text:p>28</text:p>
          </table:table-cell>
          <table:table-cell table:style-name="ce44" office:value-type="string">
            <text:p>Journal of Transportation Engineering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30]+1" office:value-type="float" office:value="29">
            <text:p>29</text:p>
          </table:table-cell>
          <table:table-cell table:style-name="ce43" office:value-type="string">
            <text:p>Journal of Urban Planning and Development</text:p>
          </table:table-cell>
          <table:table-cell table:style-name="ce45" table:number-columns-repeated="1022"/>
        </table:table-row>
        <table:table-row table:style-name="ro4">
          <table:table-cell table:style-name="ce41" table:formula="of:=[.A31]+1" office:value-type="float" office:value="30">
            <text:p>30</text:p>
          </table:table-cell>
          <table:table-cell table:style-name="ce44" office:value-type="string">
            <text:p>Journal of Water Resources Planning and Management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32]+1" office:value-type="float" office:value="31">
            <text:p>31</text:p>
          </table:table-cell>
          <table:table-cell table:style-name="ce43" office:value-type="string">
            <text:p>Journal of Waterway Port Coastal and Ocean Engineering</text:p>
          </table:table-cell>
          <table:table-cell table:style-name="ce45" table:number-columns-repeated="1022"/>
        </table:table-row>
        <table:table-row table:style-name="ro4">
          <table:table-cell table:style-name="ce41" table:formula="of:=[.A33]+1" office:value-type="float" office:value="32">
            <text:p>32</text:p>
          </table:table-cell>
          <table:table-cell table:style-name="ce44" office:value-type="string">
            <text:p>Leadership &amp; Management in Engineering</text:p>
          </table:table-cell>
          <table:table-cell table:style-name="ce45" table:number-columns-repeated="1022"/>
        </table:table-row>
        <table:table-row table:style-name="ro4">
          <table:table-cell table:style-name="ce40" table:formula="of:=[.A34]+1" office:value-type="float" office:value="33">
            <text:p>33</text:p>
          </table:table-cell>
          <table:table-cell table:style-name="ce43" office:value-type="string">
            <text:p>Natural Hazards Review</text:p>
          </table:table-cell>
          <table:table-cell table:style-name="ce45" table:number-columns-repeated="1022"/>
        </table:table-row>
        <table:table-row table:style-name="ro4">
          <table:table-cell table:style-name="ce41" office:value-type="float" office:value="34">
            <text:p>34</text:p>
          </table:table-cell>
          <table:table-cell table:style-name="ce44" office:value-type="string">
            <text:p>Practice Periodical on Structural Design &amp; Construction</text:p>
          </table:table-cell>
          <table:table-cell table:style-name="ce45" table:number-columns-repeated="1022"/>
        </table:table-row>
        <table:table-row table:style-name="ro4" table:number-rows-repeated="65499">
          <table:table-cell table:style-name="ce42"/>
          <table:table-cell table:style-name="ce45"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E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5">
          <table:table-cell table:style-name="ce47" office:value-type="string">
            <text:p>Journals/ Titles</text:p>
          </table:table-cell>
          <table:table-cell table:style-name="ce47" office:value-type="string">
            <text:p>Vol.</text:p>
          </table:table-cell>
          <table:table-cell table:style-name="ce47" office:value-type="string">
            <text:p>Issues per year</text:p>
          </table:table-cell>
          <table:table-cell table:style-name="ce47" office:value-type="string">
            <text:p>Option </text:p>
          </table:table-cell>
          <table:table-cell table:style-name="ce47" office:value-type="string">
            <text:p>Subject Area</text:p>
          </table:table-cell>
          <table:table-cell/>
        </table:table-row>
        <table:table-row table:style-name="ro5">
          <table:table-cell table:style-name="ce48" office:value-type="string">
            <text:p>Aerospace and Electronic Systems, IEEE Trans. on* (T-AES)</text:p>
          </table:table-cell>
          <table:table-cell table:style-name="ce54" office:value-type="float" office:value="29">
            <text:p>29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Aerospace</text:p>
          </table:table-cell>
          <table:table-cell/>
        </table:table-row>
        <table:table-row table:style-name="ro5">
          <table:table-cell table:style-name="ce49" office:value-type="string">
            <text:p>Aerospace and Electronic Systems, IEEE Trans. on* (T-AES)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 Only</text:p>
          </table:table-cell>
          <table:table-cell table:style-name="ce49" office:value-type="string">
            <text:p>Aerospace</text:p>
          </table:table-cell>
          <table:table-cell/>
        </table:table-row>
        <table:table-row table:style-name="ro5">
          <table:table-cell table:style-name="ce48" office:value-type="string">
            <text:p>Affective Computing, IEEE Trans. on* (T-AFFC)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48" office:value-type="string">
            <text:p>Computational Intelligence</text:p>
          </table:table-cell>
          <table:table-cell/>
        </table:table-row>
        <table:table-row table:style-name="ro5">
          <table:table-cell table:style-name="ce50" office:value-type="string">
            <text:p>IEEE Annals of the History of Computing (M-AHC)</text:p>
          </table:table-cell>
          <table:table-cell table:style-name="ce57" office:value-type="float" office:value="36">
            <text:p>36</text:p>
          </table:table-cell>
          <table:table-cell table:style-name="ce57" office:value-type="float" office:value="4">
            <text:p>4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IEEE Antennas and Propagation Magazine (M-AP)</text:p>
          </table:table-cell>
          <table:table-cell table:style-name="ce55" office:value-type="float" office:value="56">
            <text:p>56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Antennas</text:p>
          </table:table-cell>
          <table:table-cell/>
        </table:table-row>
        <table:table-row table:style-name="ro5">
          <table:table-cell table:style-name="ce48" office:value-type="string">
            <text:p>Antennas and Propagation, IEEE Trans. on (T-AP)</text:p>
          </table:table-cell>
          <table:table-cell table:style-name="ce56" office:value-type="float" office:value="62">
            <text:p>62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Antennas</text:p>
          </table:table-cell>
          <table:table-cell/>
        </table:table-row>
        <table:table-row table:style-name="ro5">
          <table:table-cell table:style-name="ce49" office:value-type="string">
            <text:p>IEEE Antennas and Wireless Propagation Letters (L-AWP)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Antennas</text:p>
          </table:table-cell>
          <table:table-cell/>
        </table:table-row>
        <table:table-row table:style-name="ro5">
          <table:table-cell table:style-name="ce48" office:value-type="string">
            <text:p>Applied Superconductivity, IEEE Trans. on (T-ASC)</text:p>
          </table:table-cell>
          <table:table-cell table:style-name="ce56" office:value-type="float" office:value="24">
            <text:p>24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Magnetics, Superconductors</text:p>
          </table:table-cell>
          <table:table-cell/>
        </table:table-row>
        <table:table-row table:style-name="ro5">
          <table:table-cell table:style-name="ce51" office:value-type="string">
            <text:p>Audio, Speech, and Language Processing, IEEE/ACM Trans. on (T-ASL) <text:s/></text:p>
            <text:p><text:span text:style-name="T2">New name!</text:span>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ignal Processing</text:p>
          </table:table-cell>
          <table:table-cell/>
        </table:table-row>
        <table:table-row table:style-name="ro5">
          <table:table-cell table:style-name="ce48" office:value-type="string">
            <text:p>Automatic Control, IEEE Trans. on (T-AC)</text:p>
          </table:table-cell>
          <table:table-cell table:style-name="ce56" office:value-type="float" office:value="59">
            <text:p>59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ntrol and Automation</text:p>
          </table:table-cell>
          <table:table-cell/>
        </table:table-row>
        <table:table-row table:style-name="ro5">
          <table:table-cell table:style-name="ce49" office:value-type="string">
            <text:p>Automatica Sinica, IEEE/CAA Journal of (J-AS) <text:s text:c="2"/><text:span text:style-name="T2">NEW!</text:span>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ntrol and Automation</text:p>
          </table:table-cell>
          <table:table-cell/>
        </table:table-row>
        <table:table-row table:style-name="ro5">
          <table:table-cell table:style-name="ce48" office:value-type="string">
            <text:p>Automation Science and Engineering, IEEE Trans. on (T-ASE)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Robotics and Automation</text:p>
          </table:table-cell>
          <table:table-cell/>
        </table:table-row>
        <table:table-row table:style-name="ro5">
          <table:table-cell table:style-name="ce49" office:value-type="string">
            <text:p>Autonomous Mental Development, IEEE Trans. on (T-AMD)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ational Intelligence</text:p>
          </table:table-cell>
          <table:table-cell/>
        </table:table-row>
        <table:table-row table:style-name="ro5">
          <table:table-cell table:style-name="ce52" office:value-type="string">
            <text:p>Biomedical and Health Informatics, IEEE Journal of (J-BHI)</text:p>
            <text:p><text:span text:style-name="T3">‡</text:span><text:span text:style-name="T3">Impact factor is for former title: IEEE Trans. on </text:span><text:span text:style-name="T3">Information Technology in Biomedicine</text:span>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Biomedical</text:p>
          </table:table-cell>
          <table:table-cell/>
        </table:table-row>
        <table:table-row table:style-name="ro5">
          <table:table-cell table:style-name="ce49" office:value-type="string">
            <text:p>Biomedical Circuits and Systems, IEEE Trans. on (T-BCAS)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48" office:value-type="string">
            <text:p>Biomedical Engineering, IEEE Reviews in (R-BME)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Biomedical</text:p>
          </table:table-cell>
          <table:table-cell/>
        </table:table-row>
        <table:table-row table:style-name="ro5">
          <table:table-cell table:style-name="ce49" office:value-type="string">
            <text:p>Biomedical Engineering, IEEE Trans. on (T-BME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50" office:value-type="string">
            <text:p>Broadcasting, IEEE Trans. on (T-BC)</text:p>
          </table:table-cell>
          <table:table-cell table:style-name="ce57" office:value-type="float" office:value="60">
            <text:p>60</text:p>
          </table:table-cell>
          <table:table-cell table:style-name="ce57" office:value-type="float" office:value="4">
            <text:p>4</text:p>
          </table:table-cell>
          <table:table-cell table:style-name="ce57" office:value-type="string">
            <text:p>Online</text:p>
          </table:table-cell>
          <table:table-cell table:style-name="ce53" office:value-type="string">
            <text:p>Communications Networks/Systems</text:p>
          </table:table-cell>
          <table:table-cell/>
        </table:table-row>
        <table:table-row table:style-name="ro5">
          <table:table-cell table:style-name="ce48" office:value-type="string">
            <text:p>China Communications Magazine (M-CHINA)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ommunication and Information</text:p>
          </table:table-cell>
          <table:table-cell/>
        </table:table-row>
        <table:table-row table:style-name="ro5">
          <table:table-cell table:style-name="ce49" office:value-type="string">
            <text:p>IEEE Circuits and Systems Magazine (M-CAS)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ircuits and Devices</text:p>
          </table:table-cell>
          <table:table-cell/>
        </table:table-row>
        <table:table-row table:style-name="ro5">
          <table:table-cell table:style-name="ce48" office:value-type="string">
            <text:p>Circuits and Systems for Video Technology, IEEE Trans. on (T-CSVT)</text:p>
          </table:table-cell>
          <table:table-cell table:style-name="ce56" office:value-type="float" office:value="24">
            <text:p>24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ircuit Theory, Analysis, and Design</text:p>
          </table:table-cell>
          <table:table-cell/>
        </table:table-row>
        <table:table-row table:style-name="ro5">
          <table:table-cell table:style-name="ce49" office:value-type="string">
            <text:p>Circuits and Systems Part I: Regular Papers, IEEE Trans. on (T-CAS1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Circuit Theory, Analysis, and Design</text:p>
          </table:table-cell>
          <table:table-cell/>
        </table:table-row>
        <table:table-row table:style-name="ro5">
          <table:table-cell table:style-name="ce48" office:value-type="string">
            <text:p>Circuits and Systems Part II: Express Briefs, IEEE Trans. on (T-CAS2)</text:p>
          </table:table-cell>
          <table:table-cell table:style-name="ce56" office:value-type="float" office:value="61">
            <text:p>61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ircuit Theory, Analysis, and Design</text:p>
          </table:table-cell>
          <table:table-cell/>
        </table:table-row>
        <table:table-row table:style-name="ro5">
          <table:table-cell table:style-name="ce49" office:value-type="string">
            <text:p>IEEE Cloud Computing* (M-CC) <text:s text:c="2"/><text:span text:style-name="T2">NEW!</text:span>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 Only</text:p>
          </table:table-cell>
          <table:table-cell table:style-name="ce51" office:value-type="string">
            <text:p>Computer Science &amp; Engineering</text:p>
          </table:table-cell>
          <table:table-cell/>
        </table:table-row>
        <table:table-row table:style-name="ro5">
          <table:table-cell table:style-name="ce48" office:value-type="string">
            <text:p>Cloud Computing, IEEE Trans. on* <text:s/>(T-CC)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52" office:value-type="string">
            <text:p>Software Design and Development</text:p>
          </table:table-cell>
          <table:table-cell/>
        </table:table-row>
        <table:table-row table:style-name="ro5">
          <table:table-cell table:style-name="ce49" office:value-type="string">
            <text:p>IEEE Communications Letters (L-COMM)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Communication and Information</text:p>
          </table:table-cell>
          <table:table-cell/>
        </table:table-row>
        <table:table-row table:style-name="ro5">
          <table:table-cell table:style-name="ce50" office:value-type="string">
            <text:p>IEEE Communications Magazine (M-COMM)</text:p>
          </table:table-cell>
          <table:table-cell table:style-name="ce57" office:value-type="float" office:value="52">
            <text:p>52</text:p>
          </table:table-cell>
          <table:table-cell table:style-name="ce57" office:value-type="float" office:value="12">
            <text:p>12</text:p>
          </table:table-cell>
          <table:table-cell table:style-name="ce57" office:value-type="string">
            <text:p>Online</text:p>
          </table:table-cell>
          <table:table-cell table:style-name="ce53" office:value-type="string">
            <text:p>Communication and Information</text:p>
          </table:table-cell>
          <table:table-cell/>
        </table:table-row>
        <table:table-row table:style-name="ro5">
          <table:table-cell table:style-name="ce48" office:value-type="string">
            <text:p>Communications, IEEE Trans. on (T-COMM)</text:p>
          </table:table-cell>
          <table:table-cell table:style-name="ce56" office:value-type="float" office:value="62">
            <text:p>62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ommunication and Information</text:p>
          </table:table-cell>
          <table:table-cell/>
        </table:table-row>
        <table:table-row table:style-name="ro5">
          <table:table-cell table:style-name="ce49" office:value-type="string">
            <text:p>IEEE Communications Surveys &amp; Tutorials* (COMST)</text:p>
          </table:table-cell>
          <table:table-cell table:style-name="ce55" office:value-type="float" office:value="16">
            <text:p>16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 Only</text:p>
          </table:table-cell>
          <table:table-cell table:style-name="ce51" office:value-type="string">
            <text:p>Communication and Information</text:p>
          </table:table-cell>
          <table:table-cell/>
        </table:table-row>
        <table:table-row table:style-name="ro5">
          <table:table-cell table:style-name="ce48" office:value-type="string">
            <text:p>Components, Packaging, and Manufacturing Technology, IEEE Trans. on (T-CPMT)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Manufacturing (Circuits &amp; Devices)</text:p>
          </table:table-cell>
          <table:table-cell/>
        </table:table-row>
        <table:table-row table:style-name="ro5">
          <table:table-cell table:style-name="ce49" office:value-type="string">
            <text:p>Computational Biology and Bioinformatics, IEEE/ACM Trans. on (T-CBB)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48" office:value-type="string">
            <text:p>Computational Intelligence and AI in Games, IEEE Trans. on (T-CIAIG)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ational Intelligence</text:p>
          </table:table-cell>
          <table:table-cell/>
        </table:table-row>
        <table:table-row table:style-name="ro5">
          <table:table-cell table:style-name="ce49" office:value-type="string">
            <text:p>IEEE Computational Intelligence Magazine (M-CI)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ational Intelligence</text:p>
          </table:table-cell>
          <table:table-cell/>
        </table:table-row>
        <table:table-row table:style-name="ro5">
          <table:table-cell table:style-name="ce48" office:value-type="string">
            <text:p>Computational Social Systems, IEEE Trans. on* (T-CSS) <text:s text:c="2"/><text:span text:style-name="T2">NEW!</text:span>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48" office:value-type="string">
            <text:p>Systems Engineering</text:p>
          </table:table-cell>
          <table:table-cell/>
        </table:table-row>
        <table:table-row table:style-name="ro5">
          <table:table-cell table:style-name="ce51" office:value-type="string">
            <text:p>Computer-Aided Design of Integrated Circuits and Systems, IEEE Trans. on </text:p>
            <text:p>(T-CAD)</text:p>
          </table:table-cell>
          <table:table-cell table:style-name="ce55" office:value-type="float" office:value="33">
            <text:p>33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Manufacturing (Circuits &amp; Devices)</text:p>
          </table:table-cell>
          <table:table-cell/>
        </table:table-row>
        <table:table-row table:style-name="ro5">
          <table:table-cell table:style-name="ce48" office:value-type="string">
            <text:p>IEEE Computer Architecture Letters (L-CA)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2">
            <text:p>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IEEE Computer Graphics and Applications Magazine (M-CG&amp;A)</text:p>
          </table:table-cell>
          <table:table-cell table:style-name="ce55" office:value-type="float" office:value="34">
            <text:p>34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er Graphics</text:p>
          </table:table-cell>
          <table:table-cell/>
        </table:table-row>
        <table:table-row table:style-name="ro5">
          <table:table-cell table:style-name="ce48" office:value-type="string">
            <text:p>Computer Magazine (M-C)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Computers, IEEE Trans. on* (T-C)</text:p>
          </table:table-cell>
          <table:table-cell table:style-name="ce55" office:value-type="float" office:value="63">
            <text:p>63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er Science &amp; Engineering</text:p>
          </table:table-cell>
          <table:table-cell/>
        </table:table-row>
        <table:table-row table:style-name="ro5">
          <table:table-cell table:style-name="ce48" office:value-type="string">
            <text:p>Computing in Science and Engineering Magazine (CiSE)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IEEE Consumer Electronics Magazine (M-CE)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nsumer Electronics</text:p>
          </table:table-cell>
          <table:table-cell/>
        </table:table-row>
        <table:table-row table:style-name="ro5">
          <table:table-cell table:style-name="ce48" office:value-type="string">
            <text:p>Consumer Electronics, IEEE Trans. on (T-CE)</text:p>
          </table:table-cell>
          <table:table-cell table:style-name="ce56" office:value-type="float" office:value="60">
            <text:p>60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nsumer Electronics</text:p>
          </table:table-cell>
          <table:table-cell/>
        </table:table-row>
        <table:table-row table:style-name="ro5">
          <table:table-cell table:style-name="ce49" office:value-type="string">
            <text:p>Control of Network Systems, IEEE Trans. on* (T-CNS) <text:s text:c="2"/><text:span text:style-name="T2">NEW!</text:span>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 Only</text:p>
          </table:table-cell>
          <table:table-cell table:style-name="ce49" office:value-type="string">
            <text:p>Control and Automation</text:p>
          </table:table-cell>
          <table:table-cell/>
        </table:table-row>
        <table:table-row table:style-name="ro5">
          <table:table-cell table:style-name="ce48" office:value-type="string">
            <text:p>IEEE Control Systems Magazine (M-CS)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ntrol and Automation</text:p>
          </table:table-cell>
          <table:table-cell/>
        </table:table-row>
        <table:table-row table:style-name="ro5">
          <table:table-cell table:style-name="ce49" office:value-type="string">
            <text:p>Control Systems Technology, IEEE Trans. on (T-CST)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ntrol and Automation</text:p>
          </table:table-cell>
          <table:table-cell/>
        </table:table-row>
        <table:table-row table:style-name="ro5">
          <table:table-cell table:style-name="ce52" office:value-type="string">
            <text:p>Cybernetics, IEEE Trans. on (T-CYB)</text:p>
            <text:p><text:span text:style-name="T3">‡</text:span><text:span text:style-name="T3">Impact factor is for former title: IEEE Trans. on </text:span><text:span text:style-name="T3">Systems, Man, and Cybernetics, Part B: Cybernetics</text:span></text:p>
          </table:table-cell>
          <table:table-cell table:style-name="ce56" office:value-type="float" office:value="44">
            <text:p>44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ystems Engineering</text:p>
          </table:table-cell>
          <table:table-cell/>
        </table:table-row>
        <table:table-row table:style-name="ro5">
          <table:table-cell table:style-name="ce49" office:value-type="string">
            <text:p>Dependable and Secure Computing, IEEE Trans. on* (T-DSC)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Computer Security and Privacy</text:p>
          </table:table-cell>
          <table:table-cell/>
        </table:table-row>
        <table:table-row table:style-name="ro5">
          <table:table-cell table:style-name="ce52" office:value-type="string">
            <text:p>IEEE Design and Test Magazine (M-D&amp;T)</text:p>
            <text:p><text:span text:style-name="T3">‡</text:span><text:span text:style-name="T3">Impact factor is for former title: IEEE Design and Test </text:span><text:span text:style-name="T3">of Computers Magazine</text:span></text:p>
          </table:table-cell>
          <table:table-cell table:style-name="ce56" office:value-type="float" office:value="31">
            <text:p>31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Device and Materials Reliability, IEEE Trans. on (T-DMR)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Electron Devices</text:p>
          </table:table-cell>
          <table:table-cell/>
        </table:table-row>
        <table:table-row table:style-name="ro5">
          <table:table-cell table:style-name="ce48" office:value-type="string">
            <text:p>Dielectrics and Electrical Insulation, IEEE Trans. on (T-DEI)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Power Dielectrics, Insulation, and Safety</text:p>
          </table:table-cell>
          <table:table-cell/>
        </table:table-row>
        <table:table-row table:style-name="ro5">
          <table:table-cell table:style-name="ce49" office:value-type="string">
            <text:p>Display Technology, Journal of (J-DT)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Interdisciplinary</text:p>
          </table:table-cell>
          <table:table-cell/>
        </table:table-row>
        <table:table-row table:style-name="ro5">
          <table:table-cell table:style-name="ce48" office:value-type="string">
            <text:p>Education, IEEE Trans. on (T-E)</text:p>
          </table:table-cell>
          <table:table-cell table:style-name="ce56" office:value-type="float" office:value="57">
            <text:p>57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Education</text:p>
          </table:table-cell>
          <table:table-cell/>
        </table:table-row>
        <table:table-row table:style-name="ro5">
          <table:table-cell table:style-name="ce50" office:value-type="string">
            <text:p>IEEE Electrical Insulation Magazine (M-EI)</text:p>
          </table:table-cell>
          <table:table-cell table:style-name="ce57" office:value-type="float" office:value="30">
            <text:p>30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Online</text:p>
          </table:table-cell>
          <table:table-cell table:style-name="ce53" office:value-type="string">
            <text:p>Power Dielectrics, Insulation, and Safety</text:p>
          </table:table-cell>
          <table:table-cell/>
        </table:table-row>
        <table:table-row table:style-name="ro5">
          <table:table-cell table:style-name="ce49" office:value-type="string">
            <text:p>IEEE Electrification Magazine (E-M) <text:s text:c="2"/><text:span text:style-name="T2">NEW! </text:span><text:span text:style-name="T2">(late 2013)</text:span>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Power and Energy</text:p>
          </table:table-cell>
          <table:table-cell/>
        </table:table-row>
        <table:table-row table:style-name="ro5">
          <table:table-cell table:style-name="ce48" office:value-type="string">
            <text:p>IEEE Electromagnetic Compatibility Magazine (M-EMC)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Electromagnetic Compatibility</text:p>
          </table:table-cell>
          <table:table-cell/>
        </table:table-row>
        <table:table-row table:style-name="ro5">
          <table:table-cell table:style-name="ce49" office:value-type="string">
            <text:p>Electromagnetic Compatibility, IEEE Trans. on (T-EMC)</text:p>
          </table:table-cell>
          <table:table-cell table:style-name="ce55" office:value-type="float" office:value="56">
            <text:p>56</text:p>
          </table:table-cell>
          <table:table-cell table:style-name="ce55" office:value-type="float" office:value="7">
            <text:p>7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Electromagnetic Compatibility</text:p>
          </table:table-cell>
          <table:table-cell/>
        </table:table-row>
        <table:table-row table:style-name="ro5">
          <table:table-cell table:style-name="ce48" office:value-type="string">
            <text:p>IEEE Electron Device Letters (L-ED)</text:p>
          </table:table-cell>
          <table:table-cell table:style-name="ce56" office:value-type="float" office:value="35">
            <text:p>35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Electron Devices</text:p>
          </table:table-cell>
          <table:table-cell/>
        </table:table-row>
        <table:table-row table:style-name="ro5">
          <table:table-cell table:style-name="ce49" office:value-type="string">
            <text:p>Electron Devices, IEEE Trans. on (T-ED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Electron Devices</text:p>
          </table:table-cell>
          <table:table-cell/>
        </table:table-row>
        <table:table-row table:style-name="ro5">
          <table:table-cell table:style-name="ce48" office:value-type="string">
            <text:p>IEEE Embedded Systems Letters (L-ES)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Emerging and Selected Topics in Circuits and Systems, IEEE Journal on (JETCAS)</text:p>
          </table:table-cell>
          <table:table-cell table:number-columns-repeated="2"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ircuits and Devices</text:p>
          </table:table-cell>
          <table:table-cell/>
        </table:table-row>
        <table:table-row table:style-name="ro5">
          <table:table-cell table:style-name="ce52" office:value-type="string">
            <text:p>Emerging and Selected Topics in Power Electronics, IEEE Journal of (J-ESTPE)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Power Electronics</text:p>
          </table:table-cell>
          <table:table-cell/>
        </table:table-row>
        <table:table-row table:style-name="ro5">
          <table:table-cell table:style-name="ce49" office:value-type="string">
            <text:p>Energy Conversion, IEEE Trans. on (T-EC)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Power and Energy</text:p>
          </table:table-cell>
          <table:table-cell/>
        </table:table-row>
        <table:table-row table:style-name="ro5">
          <table:table-cell table:style-name="ce52" office:value-type="string">
            <text:p>IEEE Engineering Management Review (R-EM) Online access to abstracts only</text:p>
          </table:table-cell>
          <table:table-cell table:style-name="ce56" office:value-type="float" office:value="42">
            <text:p>42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Engineering Management</text:p>
          </table:table-cell>
          <table:table-cell/>
        </table:table-row>
        <table:table-row table:style-name="ro5">
          <table:table-cell table:style-name="ce49" office:value-type="string">
            <text:p>Engineering Management, IEEE Trans. on (T-EM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Engineering Management</text:p>
          </table:table-cell>
          <table:table-cell/>
        </table:table-row>
        <table:table-row table:style-name="ro5">
          <table:table-cell table:style-name="ce48" office:value-type="string">
            <text:p>Evolutionary Computation, IEEE Trans. on (T-EVC)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ational Intelligence</text:p>
          </table:table-cell>
          <table:table-cell/>
        </table:table-row>
        <table:table-row table:style-name="ro5">
          <table:table-cell table:style-name="ce48" office:value-type="string">
            <text:p>Fuzzy Systems, IEEE Trans. on (T-FUZZ)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59" office:value-type="string">
            <text:p>Computational Intelligence</text:p>
          </table:table-cell>
          <table:table-cell/>
        </table:table-row>
        <table:table-row table:style-name="ro5">
          <table:table-cell table:style-name="ce49" office:value-type="string">
            <text:p>IEEE Geoscience and Remote Sensing Letters (L-GRS)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Geoscience, Ocean Technology, and Remote Sensing</text:p>
          </table:table-cell>
          <table:table-cell/>
        </table:table-row>
        <table:table-row table:style-name="ro5">
          <table:table-cell table:style-name="ce48" office:value-type="string">
            <text:p>IEEE Geoscience and Remote Sensing Magazine* (M-GRS)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52" office:value-type="string">
            <text:p>Geoscience, Ocean Technology, and Remote Sensing</text:p>
          </table:table-cell>
          <table:table-cell/>
        </table:table-row>
        <table:table-row table:style-name="ro5">
          <table:table-cell table:style-name="ce49" office:value-type="string">
            <text:p>Geoscience and Remote Sensing, IEEE Trans. on (T-GRS)</text:p>
          </table:table-cell>
          <table:table-cell table:style-name="ce55" office:value-type="float" office:value="52">
            <text:p>52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Geoscience, Ocean Technology, and Remote Sensing</text:p>
          </table:table-cell>
          <table:table-cell/>
        </table:table-row>
        <table:table-row table:style-name="ro5">
          <table:table-cell table:style-name="ce48" office:value-type="string">
            <text:p>Haptics, IEEE Trans. on* (T-H)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Robotics and Automation</text:p>
          </table:table-cell>
          <table:table-cell/>
        </table:table-row>
        <table:table-row table:style-name="ro5">
          <table:table-cell table:style-name="ce53" office:value-type="string">
            <text:p>Human-Machine Systems, IEEE Trans. on (T-HMS)</text:p>
            <text:p><text:span text:style-name="T3">‡</text:span><text:span text:style-name="T3">Impact factor is for former title: IEEE Trans. on </text:span><text:span text:style-name="T3">Systems, Man, and Cybernetics, Part C: Applications </text:span><text:span text:style-name="T3">and Reviews</text:span></text:p>
          </table:table-cell>
          <table:table-cell table:style-name="ce57" office:value-type="float" office:value="44">
            <text:p>44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Systems Engineering</text:p>
          </table:table-cell>
          <table:table-cell/>
        </table:table-row>
        <table:table-row table:style-name="ro5">
          <table:table-cell table:style-name="ce49" office:value-type="string">
            <text:p>Image Processing, IEEE Trans. on (T-IP)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ignal Processing</text:p>
          </table:table-cell>
          <table:table-cell/>
        </table:table-row>
        <table:table-row table:style-name="ro5">
          <table:table-cell table:style-name="ce48" office:value-type="string">
            <text:p>IEEE Industrial Electronics Magazine (M-IE)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Industry</text:p>
          </table:table-cell>
          <table:table-cell/>
        </table:table-row>
        <table:table-row table:style-name="ro5">
          <table:table-cell table:style-name="ce49" office:value-type="string">
            <text:p>Industrial Electronics, IEEE Trans. on (T-IE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Industry</text:p>
          </table:table-cell>
          <table:table-cell/>
        </table:table-row>
        <table:table-row table:style-name="ro5">
          <table:table-cell table:style-name="ce48" office:value-type="string">
            <text:p>Industrial Informatics, IEEE Trans. on (T-IINF)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Industry</text:p>
          </table:table-cell>
          <table:table-cell/>
        </table:table-row>
        <table:table-row table:style-name="ro5">
          <table:table-cell table:style-name="ce49" office:value-type="string">
            <text:p>IEEE Industry Applications Magazine (M-IA)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Industry</text:p>
          </table:table-cell>
          <table:table-cell/>
        </table:table-row>
        <table:table-row table:style-name="ro5">
          <table:table-cell table:style-name="ce48" office:value-type="string">
            <text:p>Industry Applications, IEEE Trans. on (T-IA)</text:p>
          </table:table-cell>
          <table:table-cell table:style-name="ce56" office:value-type="float" office:value="50">
            <text:p>50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Industry</text:p>
          </table:table-cell>
          <table:table-cell/>
        </table:table-row>
        <table:table-row table:style-name="ro5">
          <table:table-cell table:style-name="ce49" office:value-type="string">
            <text:p>Information Forensics and Security, IEEE Trans. on (T-IFS)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Computer Security and Privacy</text:p>
          </table:table-cell>
          <table:table-cell/>
        </table:table-row>
        <table:table-row table:style-name="ro5">
          <table:table-cell table:style-name="ce48" office:value-type="string">
            <text:p>Information Theory, IEEE Trans. on (T-IT)</text:p>
          </table:table-cell>
          <table:table-cell table:style-name="ce56" office:value-type="float" office:value="60">
            <text:p>60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ignal Processing</text:p>
          </table:table-cell>
          <table:table-cell/>
        </table:table-row>
        <table:table-row table:style-name="ro5">
          <table:table-cell table:style-name="ce49" office:value-type="string">
            <text:p>IEEE Instrumentation and Measurement Magazine (M-IM)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Instrumentation, Measurement, and Testing</text:p>
          </table:table-cell>
          <table:table-cell/>
        </table:table-row>
        <table:table-row table:style-name="ro5">
          <table:table-cell table:style-name="ce52" office:value-type="string">
            <text:p>Instrumentation and Measurement, IEEE Trans. on (T-IM) <text:s/></text:p>
            <text:p><text:span text:style-name="T4">Includes Instrumentation and Measurement </text:span><text:span text:style-name="T4">Magazine at no charge</text:span></text:p>
          </table:table-cell>
          <table:table-cell table:style-name="ce56" office:value-type="float" office:value="63">
            <text:p>63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Instrumentation, Measurement, and Testing</text:p>
          </table:table-cell>
          <table:table-cell/>
        </table:table-row>
        <table:table-row table:style-name="ro5">
          <table:table-cell table:style-name="ce49" office:value-type="string">
            <text:p>IEEE Intelligent Systems Magazine (M-IS)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ational Intelligence</text:p>
          </table:table-cell>
          <table:table-cell/>
        </table:table-row>
        <table:table-row table:style-name="ro5">
          <table:table-cell table:style-name="ce48" office:value-type="string">
            <text:p>IEEE Intelligent Transportation Systems Magazine (M-ITS)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Transportation</text:p>
          </table:table-cell>
          <table:table-cell/>
        </table:table-row>
        <table:table-row table:style-name="ro5">
          <table:table-cell table:style-name="ce49" office:value-type="string">
            <text:p>Intelligent Transportation Systems, IEEE Trans. on (T-ITS)</text:p>
          </table:table-cell>
          <table:table-cell table:style-name="ce55" office:value-type="float" office:value="15">
            <text:p>15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Transportation</text:p>
          </table:table-cell>
          <table:table-cell/>
        </table:table-row>
        <table:table-row table:style-name="ro5">
          <table:table-cell table:style-name="ce48" office:value-type="string">
            <text:p>IEEE Internet Computing Magazine (M-IC)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IEEE Internet of Things Journal* (J-IOT) <text:s text:c="2"/><text:span text:style-name="T2">NEW!</text:span>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 Only</text:p>
          </table:table-cell>
          <table:table-cell table:style-name="ce49" office:value-type="string">
            <text:p>Computer Science &amp; Engineering</text:p>
          </table:table-cell>
          <table:table-cell/>
        </table:table-row>
        <table:table-row table:style-name="ro5">
          <table:table-cell table:style-name="ce48" office:value-type="string">
            <text:p>IT Professional Magazine (M-ITPRO)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Professional Communication</text:p>
          </table:table-cell>
          <table:table-cell/>
        </table:table-row>
        <table:table-row table:style-name="ro5">
          <table:table-cell table:style-name="ce49" office:value-type="string">
            <text:p>Knowledge and Data Engineering, IEEE Trans. on* (T-KDE)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ational Intelligence</text:p>
          </table:table-cell>
          <table:table-cell/>
        </table:table-row>
        <table:table-row table:style-name="ro5">
          <table:table-cell table:style-name="ce48" office:value-type="string">
            <text:p>Learning Technologies, IEEE Trans. on* (T-LT)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48" office:value-type="string">
            <text:p>Education</text:p>
          </table:table-cell>
          <table:table-cell/>
        </table:table-row>
        <table:table-row table:style-name="ro5">
          <table:table-cell table:style-name="ce49" office:value-type="string">
            <text:p>Lightwave Technology, Journal of (J-LT)</text:p>
          </table:table-cell>
          <table:table-cell table:style-name="ce55" office:value-type="float" office:value="32">
            <text:p>32</text:p>
          </table:table-cell>
          <table:table-cell table:style-name="ce55" office:value-type="float" office:value="24">
            <text:p>2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Optics and Optoelectronics</text:p>
          </table:table-cell>
          <table:table-cell/>
        </table:table-row>
        <table:table-row table:style-name="ro5">
          <table:table-cell table:style-name="ce48" office:value-type="string">
            <text:p>IEEE Magnetics Letters (L-MAG)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Magnetics, Superconductors</text:p>
          </table:table-cell>
          <table:table-cell/>
        </table:table-row>
        <table:table-row table:style-name="ro5">
          <table:table-cell table:style-name="ce49" office:value-type="string">
            <text:p>Magnetics, IEEE Trans. on (T-MAG)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Magnetics, Superconductors</text:p>
          </table:table-cell>
          <table:table-cell/>
        </table:table-row>
        <table:table-row table:style-name="ro5">
          <table:table-cell table:style-name="ce48" office:value-type="string">
            <text:p>Mechatronics, IEEE/ASME Trans. on (T-MECH)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ntrol and Automation</text:p>
          </table:table-cell>
          <table:table-cell/>
        </table:table-row>
        <table:table-row table:style-name="ro5">
          <table:table-cell table:style-name="ce49" office:value-type="string">
            <text:p>Medical Imaging, IEEE Trans. on (T-MI)</text:p>
          </table:table-cell>
          <table:table-cell table:style-name="ce55" office:value-type="float" office:value="33">
            <text:p>33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48" office:value-type="string">
            <text:p>IEEE Micro Magazine (M-MICRO)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Microelectromechanical Systems, Journal of (J-MEMS) <text:s text:c="2"/><text:span text:style-name="T2">New name!</text:span>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ntrol and Automation</text:p>
          </table:table-cell>
          <table:table-cell/>
        </table:table-row>
        <table:table-row table:style-name="ro5">
          <table:table-cell table:style-name="ce48" office:value-type="string">
            <text:p>IEEE Microwave and Wireless Components Letters (L-MWC)</text:p>
          </table:table-cell>
          <table:table-cell table:style-name="ce56" office:value-type="float" office:value="24">
            <text:p>24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Microwave</text:p>
          </table:table-cell>
          <table:table-cell/>
        </table:table-row>
        <table:table-row table:style-name="ro5">
          <table:table-cell table:style-name="ce49" office:value-type="string">
            <text:p>IEEE Microwave Magazine (M-MW)</text:p>
          </table:table-cell>
          <table:table-cell table:style-name="ce55" office:value-type="float" office:value="15">
            <text:p>15</text:p>
          </table:table-cell>
          <table:table-cell table:style-name="ce55" office:value-type="float" office:value="7">
            <text:p>7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Microwave</text:p>
          </table:table-cell>
          <table:table-cell/>
        </table:table-row>
        <table:table-row table:style-name="ro5">
          <table:table-cell table:style-name="ce48" office:value-type="string">
            <text:p>Microwave Theory and Techniques, IEEE Trans. on (T-MTT)</text:p>
          </table:table-cell>
          <table:table-cell table:style-name="ce56" office:value-type="float" office:value="62">
            <text:p>62</text:p>
          </table:table-cell>
          <table:table-cell table:style-name="ce56" office:value-type="float" office:value="15">
            <text:p>15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Microwave</text:p>
          </table:table-cell>
          <table:table-cell/>
        </table:table-row>
        <table:table-row table:style-name="ro5">
          <table:table-cell table:style-name="ce52" office:value-type="string">
            <text:p>Mobile Computing, IEEE Trans. on* (T-MC)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IEEE MultiMedia Magazine (M-MULTI)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er Science &amp; Engineering</text:p>
          </table:table-cell>
          <table:table-cell/>
        </table:table-row>
        <table:table-row table:style-name="ro5">
          <table:table-cell table:style-name="ce48" office:value-type="string">
            <text:p>Multimedia, IEEE Trans. on (T-MM)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ignal Processing</text:p>
          </table:table-cell>
          <table:table-cell/>
        </table:table-row>
        <table:table-row table:style-name="ro5">
          <table:table-cell table:style-name="ce49" office:value-type="string">
            <text:p>NanoBioscience, IEEE Trans. on (T-NB)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48" office:value-type="string">
            <text:p>IEEE Nanotechnology Magazine (M-NANO)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Interdisciplinary</text:p>
          </table:table-cell>
          <table:table-cell/>
        </table:table-row>
        <table:table-row table:style-name="ro5">
          <table:table-cell table:style-name="ce49" office:value-type="string">
            <text:p>Nanotechnology, IEEE Trans. on (T-NANO)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Interdisciplinary</text:p>
          </table:table-cell>
          <table:table-cell/>
        </table:table-row>
        <table:table-row table:style-name="ro5">
          <table:table-cell table:style-name="ce50" office:value-type="string">
            <text:p>Network and Service Management, IEEE Trans. on* (T-NSM)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 table:style-name="ce57" office:value-type="string">
            <text:p>Online Only</text:p>
          </table:table-cell>
          <table:table-cell table:style-name="ce53" office:value-type="string">
            <text:p>Communications Networks/Systems</text:p>
          </table:table-cell>
          <table:table-cell/>
        </table:table-row>
        <table:table-row table:style-name="ro5">
          <table:table-cell table:style-name="ce48" office:value-type="string">
            <text:p>Network Science and Engineering, IEEE Trans. on* (T-NSE) <text:s text:c="2"/><text:span text:style-name="T2">NEW!</text:span><text:span text:style-name="T5"> </text:span>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string">
            <text:p>Online Only</text:p>
          </table:table-cell>
          <table:table-cell table:style-name="ce52" office:value-type="string">
            <text:p>Communications Networks/Systems</text:p>
          </table:table-cell>
          <table:table-cell/>
        </table:table-row>
        <table:table-row table:style-name="ro5">
          <table:table-cell table:style-name="ce49" office:value-type="string">
            <text:p>IEEE Network: The Magazine of Global Internetworking (M-NET)</text:p>
          </table:table-cell>
          <table:table-cell table:style-name="ce55" office:value-type="float" office:value="28">
            <text:p>28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Communications Networks/Systems</text:p>
          </table:table-cell>
          <table:table-cell/>
        </table:table-row>
        <table:table-row table:style-name="ro5">
          <table:table-cell table:style-name="ce48" office:value-type="string">
            <text:p>Networking, IEEE/ACM Trans. on (T-NET)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ommunications Networks/Systems</text:p>
          </table:table-cell>
          <table:table-cell/>
        </table:table-row>
        <table:table-row table:style-name="ro5">
          <table:table-cell table:style-name="ce49" office:value-type="string">
            <text:p>Neural Networks and Learning Systems, IEEE Trans. on (T-NNLS)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Biomedical</text:p>
          </table:table-cell>
          <table:table-cell/>
        </table:table-row>
        <table:table-row table:style-name="ro5">
          <table:table-cell table:style-name="ce48" office:value-type="string">
            <text:p>Neural Systems and Rehabilitation Engineering, IEEE Trans. on (T-NSRE)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Biomedical</text:p>
          </table:table-cell>
          <table:table-cell/>
        </table:table-row>
        <table:table-row table:style-name="ro5">
          <table:table-cell table:style-name="ce49" office:value-type="string">
            <text:p>Nuclear Science, IEEE Trans. on (T-NS)</text:p>
          </table:table-cell>
          <table:table-cell table:style-name="ce55" office:value-type="float" office:value="61">
            <text:p>61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Nuclear and Plasma Science</text:p>
          </table:table-cell>
          <table:table-cell/>
        </table:table-row>
        <table:table-row table:style-name="ro5">
          <table:table-cell table:style-name="ce48" office:value-type="string">
            <text:p>Oceanic Engineering, IEEE Journal of (J-OE)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Geoscience, Oceanic Technology, and Remote Sensing</text:p>
          </table:table-cell>
          <table:table-cell/>
        </table:table-row>
        <table:table-row table:style-name="ro5">
          <table:table-cell table:style-name="ce49" office:value-type="string">
            <text:p>Optical Communications and Networking, IEEE/OSA Journal of (J-OCN)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Optics and Optoelectronics</text:p>
          </table:table-cell>
          <table:table-cell/>
        </table:table-row>
        <table:table-row table:style-name="ro5">
          <table:table-cell table:style-name="ce48" office:value-type="string">
            <text:p>Parallel and Distributed Systems, IEEE Trans. on* (T-PDS)</text:p>
          </table:table-cell>
          <table:table-cell table:style-name="ce56" office:value-type="float" office:value="25">
            <text:p>25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Distributed Computing/Real-Time Systems</text:p>
          </table:table-cell>
          <table:table-cell/>
        </table:table-row>
        <table:table-row table:style-name="ro5">
          <table:table-cell table:style-name="ce49" office:value-type="string">
            <text:p>Pattern Analysis and Machine Intelligence, IEEE Trans. on (T-PAMI)</text:p>
          </table:table-cell>
          <table:table-cell table:style-name="ce55" office:value-type="float" office:value="36">
            <text:p>36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Computational Intelligence</text:p>
          </table:table-cell>
          <table:table-cell/>
        </table:table-row>
        <table:table-row table:style-name="ro5">
          <table:table-cell table:style-name="ce52" office:value-type="string">
            <text:p>IEEE Pervasive Computing Magazine (M-PVC)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Online</text:p>
          </table:table-cell>
          <table:table-cell table:style-name="ce52" office:value-type="string">
            <text:p>Communication and Information</text:p>
          </table:table-cell>
          <table:table-cell/>
        </table:table-row>
        <table:table-row table:style-name="ro5">
          <table:table-cell table:style-name="ce49" office:value-type="string">
            <text:p>IEEE Photonics Technology Letters (L-PT)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24">
            <text:p>2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Optics and Optoelectronics</text:p>
          </table:table-cell>
          <table:table-cell/>
        </table:table-row>
        <table:table-row table:style-name="ro5">
          <table:table-cell table:style-name="ce48" office:value-type="string">
            <text:p>Photovoltaics, IEEE Journal of (J-PHOTOV)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Optics and Optoelectronics</text:p>
          </table:table-cell>
          <table:table-cell/>
        </table:table-row>
        <table:table-row table:style-name="ro5">
          <table:table-cell table:style-name="ce49" office:value-type="string">
            <text:p>Plasma Science, IEEE Trans. on (T-PS)</text:p>
          </table:table-cell>
          <table:table-cell table:style-name="ce55" office:value-type="float" office:value="42">
            <text:p>42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Nuclear and Plasma Science</text:p>
          </table:table-cell>
          <table:table-cell/>
        </table:table-row>
        <table:table-row table:style-name="ro5">
          <table:table-cell table:style-name="ce50" office:value-type="string">
            <text:p>Power Delivery, IEEE Trans. on (T-PWRD)</text:p>
          </table:table-cell>
          <table:table-cell table:style-name="ce57" office:value-type="float" office:value="29">
            <text:p>29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Power and Energy</text:p>
          </table:table-cell>
          <table:table-cell/>
        </table:table-row>
        <table:table-row table:style-name="ro5">
          <table:table-cell table:style-name="ce48" office:value-type="string">
            <text:p>IEEE Power Electronics Magazine (M-PEL) <text:s text:c="2"/><text:span text:style-name="T2">NEW!</text:span>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Power Electronics</text:p>
          </table:table-cell>
          <table:table-cell/>
        </table:table-row>
        <table:table-row table:style-name="ro5">
          <table:table-cell table:style-name="ce49" office:value-type="string">
            <text:p>Power Electronics, IEEE Trans. on (T-PEL)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Power Electronics</text:p>
          </table:table-cell>
          <table:table-cell/>
        </table:table-row>
        <table:table-row table:style-name="ro5">
          <table:table-cell table:style-name="ce50" office:value-type="string">
            <text:p>IEEE Power &amp; Energy Magazine (M-P&amp;E)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Power and Energy</text:p>
          </table:table-cell>
          <table:table-cell/>
        </table:table-row>
        <table:table-row table:style-name="ro5">
          <table:table-cell table:style-name="ce48" office:value-type="string">
            <text:p>Power Systems, IEEE Trans. on (T-PWRS)</text:p>
          </table:table-cell>
          <table:table-cell table:style-name="ce56" office:value-type="float" office:value="29">
            <text:p>29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Power and Energy</text:p>
          </table:table-cell>
          <table:table-cell/>
        </table:table-row>
        <table:table-row table:style-name="ro5">
          <table:table-cell table:style-name="ce49" office:value-type="string">
            <text:p>Professional Communication, IEEE Trans. on (T-PC)</text:p>
          </table:table-cell>
          <table:table-cell table:style-name="ce55" office:value-type="float" office:value="57">
            <text:p>57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Professional Communication</text:p>
          </table:table-cell>
          <table:table-cell/>
        </table:table-row>
        <table:table-row table:style-name="ro5">
          <table:table-cell table:style-name="ce52" office:value-type="string">
            <text:p>IEEE Pulse: A Magazine of the IEEE Engineering in Medicine and Biology Society </text:p>
            <text:p>(M-PULSE) <text:s/><text:span text:style-name="T3">‡Impact factor is for former title: IEEE </text:span><text:span text:style-name="T3">Engineering in Medicine and Biology Magazine (title </text:span><text:span text:style-name="T3">change effective in 2011)</text:span><text:span text:style-name="T5"> <text:s text:c="37"/></text:span><text:span text:style-name="T5"><text:s text:c="22"/></text:span>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Biomedical</text:p>
          </table:table-cell>
          <table:table-cell/>
        </table:table-row>
        <table:table-row table:style-name="ro5">
          <table:table-cell table:style-name="ce49" office:value-type="string">
            <text:p>Quantum Electronics, IEEE Journal of (J-QE)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Optics and Optoelectronics</text:p>
          </table:table-cell>
          <table:table-cell/>
        </table:table-row>
        <table:table-row table:style-name="ro5">
          <table:table-cell table:style-name="ce48" office:value-type="string">
            <text:p>Reliability, IEEE Trans. on (T-R)</text:p>
          </table:table-cell>
          <table:table-cell table:style-name="ce56" office:value-type="float" office:value="63">
            <text:p>63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ignal Processing</text:p>
          </table:table-cell>
          <table:table-cell/>
        </table:table-row>
        <table:table-row table:style-name="ro5">
          <table:table-cell table:style-name="ce51" office:value-type="string">
            <text:p>IEEE Revista Iberoamericana de Tecnologías del Aprendizaje* (IEEE-RITA)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 Only</text:p>
          </table:table-cell>
          <table:table-cell table:style-name="ce49" office:value-type="string">
            <text:p>Education</text:p>
          </table:table-cell>
          <table:table-cell/>
        </table:table-row>
        <table:table-row table:style-name="ro5">
          <table:table-cell table:style-name="ce48" office:value-type="string">
            <text:p>Robotics, IEEE Trans. on (T-RO)</text:p>
          </table:table-cell>
          <table:table-cell table:style-name="ce56" office:value-type="float" office:value="30">
            <text:p>30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Robotics and Automation</text:p>
          </table:table-cell>
          <table:table-cell/>
        </table:table-row>
        <table:table-row table:style-name="ro5">
          <table:table-cell table:style-name="ce49" office:value-type="string">
            <text:p>IEEE Robotics and Automation Magazine (M-RA)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Robotics and Automation</text:p>
          </table:table-cell>
          <table:table-cell/>
        </table:table-row>
        <table:table-row table:style-name="ro5">
          <table:table-cell table:style-name="ce50" office:value-type="string">
            <text:p>IEEE Security &amp; Privacy Magazine (M-S&amp;P)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Security and Privacy</text:p>
          </table:table-cell>
          <table:table-cell/>
        </table:table-row>
        <table:table-row table:style-name="ro5">
          <table:table-cell table:style-name="ce48" office:value-type="string">
            <text:p>Selected Areas in Communications, IEEE Journal on (J-SAC)</text:p>
          </table:table-cell>
          <table:table-cell table:style-name="ce56" office:value-type="float" office:value="32">
            <text:p>32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Communication and Information</text:p>
          </table:table-cell>
          <table:table-cell/>
        </table:table-row>
        <table:table-row table:style-name="ro5">
          <table:table-cell table:style-name="ce51" office:value-type="string">
            <text:p>Selected Topics in Applied Earth Observations and Remote Sensing, </text:p>
            <text:p>IEEE Journal of (J-STARS)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Geoscience, Ocean Technology, and Remote Sensing</text:p>
          </table:table-cell>
          <table:table-cell/>
        </table:table-row>
        <table:table-row table:style-name="ro5">
          <table:table-cell table:style-name="ce48" office:value-type="string">
            <text:p>Selected Topics in Quantum Electronics, IEEE Journal of (J-STQE)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Optics and Optoelectronics</text:p>
          </table:table-cell>
          <table:table-cell/>
        </table:table-row>
        <table:table-row table:style-name="ro5">
          <table:table-cell table:style-name="ce49" office:value-type="string">
            <text:p>Selected Topics in Signal Processing, IEEE Journal of (J-STSP)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ignal Processing</text:p>
          </table:table-cell>
          <table:table-cell/>
        </table:table-row>
        <table:table-row table:style-name="ro5">
          <table:table-cell table:style-name="ce48" office:value-type="string">
            <text:p>Semiconductor Manufacturing, IEEE Trans. on (T-SCM)</text:p>
          </table:table-cell>
          <table:table-cell table:style-name="ce56" office:value-type="float" office:value="27">
            <text:p>27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Manufacturing (Circuits &amp; Devices)</text:p>
          </table:table-cell>
          <table:table-cell/>
        </table:table-row>
        <table:table-row table:style-name="ro5">
          <table:table-cell table:style-name="ce49" office:value-type="string">
            <text:p>IEEE Sensors Journal (J-SEN)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Instrumentation, Measurement, and Testing</text:p>
          </table:table-cell>
          <table:table-cell/>
        </table:table-row>
        <table:table-row table:style-name="ro5">
          <table:table-cell table:style-name="ce48" office:value-type="string">
            <text:p>Services Computing, IEEE Trans. on* (T-SC)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 Only</text:p>
          </table:table-cell>
          <table:table-cell table:style-name="ce48" office:value-type="string">
            <text:p>Computational Intelligence</text:p>
          </table:table-cell>
          <table:table-cell/>
        </table:table-row>
        <table:table-row table:style-name="ro5">
          <table:table-cell table:style-name="ce49" office:value-type="string">
            <text:p>IEEE Signal Processing Letters (L-SP)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ignal Processing</text:p>
          </table:table-cell>
          <table:table-cell/>
        </table:table-row>
        <table:table-row table:style-name="ro5">
          <table:table-cell table:style-name="ce48" office:value-type="string">
            <text:p>IEEE Signal Processing Magazine (M-SP)</text:p>
          </table:table-cell>
          <table:table-cell table:style-name="ce56" office:value-type="float" office:value="31">
            <text:p>31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ignal Processing</text:p>
          </table:table-cell>
          <table:table-cell/>
        </table:table-row>
        <table:table-row table:style-name="ro5">
          <table:table-cell table:style-name="ce48" office:value-type="string">
            <text:p>Signal Processing, IEEE Trans. on (T-SP)</text:p>
          </table:table-cell>
          <table:table-cell table:style-name="ce56" office:value-type="float" office:value="62">
            <text:p>62</text:p>
          </table:table-cell>
          <table:table-cell table:style-name="ce56" office:value-type="float" office:value="24">
            <text:p>2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ignal Processing</text:p>
          </table:table-cell>
          <table:table-cell/>
        </table:table-row>
        <table:table-row table:style-name="ro5">
          <table:table-cell table:style-name="ce49" office:value-type="string">
            <text:p>Smart Grid, IEEE Trans. on (T-SG)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Power and Energy</text:p>
          </table:table-cell>
          <table:table-cell/>
        </table:table-row>
        <table:table-row table:style-name="ro5">
          <table:table-cell table:style-name="ce49" office:value-type="string">
            <text:p>Software Engineering, IEEE Trans. on* (T-SE)</text:p>
          </table:table-cell>
          <table:table-cell table:style-name="ce55" office:value-type="float" office:value="40">
            <text:p>40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Software Design and Development</text:p>
          </table:table-cell>
          <table:table-cell/>
        </table:table-row>
        <table:table-row table:style-name="ro5">
          <table:table-cell table:style-name="ce48" office:value-type="string">
            <text:p>IEEE Software Magazine (M-SOFT)</text:p>
          </table:table-cell>
          <table:table-cell table:style-name="ce56" office:value-type="float" office:value="31">
            <text:p>31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52" office:value-type="string">
            <text:p>Software Design and Development</text:p>
          </table:table-cell>
          <table:table-cell/>
        </table:table-row>
        <table:table-row table:style-name="ro5">
          <table:table-cell table:style-name="ce49" office:value-type="string">
            <text:p>IEEE Solid-State Circuits Magazine (M-SSC)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olid-State Circuits</text:p>
          </table:table-cell>
          <table:table-cell/>
        </table:table-row>
        <table:table-row table:style-name="ro5">
          <table:table-cell table:style-name="ce48" office:value-type="string">
            <text:p>Solid-State Circuits, IEEE Journal of (J-SSC)</text:p>
          </table:table-cell>
          <table:table-cell table:style-name="ce56" office:value-type="float" office:value="49">
            <text:p>49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olid-State Circuits</text:p>
          </table:table-cell>
          <table:table-cell/>
        </table:table-row>
        <table:table-row table:style-name="ro5">
          <table:table-cell table:style-name="ce49" office:value-type="string">
            <text:p>Sustainable Energy, IEEE Trans. on (T-STE)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Power and Energy</text:p>
          </table:table-cell>
          <table:table-cell/>
        </table:table-row>
        <table:table-row table:style-name="ro5">
          <table:table-cell table:style-name="ce49" office:value-type="string">
            <text:p>IEEE Systems Journal (J-SYS)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Systems Engineering</text:p>
          </table:table-cell>
          <table:table-cell/>
        </table:table-row>
        <table:table-row table:style-name="ro5">
          <table:table-cell table:style-name="ce52" office:value-type="string">
            <text:p>Systems, Man, and Cybernetics: Systems, IEEE Trans. on (T-SMC)</text:p>
            <text:p><text:span text:style-name="T3">‡</text:span><text:span text:style-name="T3">Impact factor is for former title: IEEE Trans. on </text:span><text:span text:style-name="T3">Systems, Man, and Cybernetics, Part A: Systems and </text:span><text:span text:style-name="T3">Humans</text:span><text:span text:style-name="T5"> </text:span></text:p>
          </table:table-cell>
          <table:table-cell table:style-name="ce56" office:value-type="float" office:value="44">
            <text:p>44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Systems Engineering</text:p>
          </table:table-cell>
          <table:table-cell/>
        </table:table-row>
        <table:table-row table:style-name="ro5">
          <table:table-cell table:style-name="ce48" office:value-type="string">
            <text:p>IEEE Technology and Society Magazine (M-T&amp;S)</text:p>
          </table:table-cell>
          <table:table-cell table:style-name="ce56" office:value-type="float" office:value="33">
            <text:p>33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Science &amp; Engineering</text:p>
          </table:table-cell>
          <table:table-cell/>
        </table:table-row>
        <table:table-row table:style-name="ro5">
          <table:table-cell table:style-name="ce49" office:value-type="string">
            <text:p>Terahertz Science and Technology, IEEE Trans. on (T-THZ)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Microwave</text:p>
          </table:table-cell>
          <table:table-cell/>
        </table:table-row>
        <table:table-row table:style-name="ro5">
          <table:table-cell table:style-name="ce48" office:value-type="string">
            <text:p>Ultrasonics, Ferroelectrics, and Frequency Control, IEEE Trans. on (T-UFFC)</text:p>
          </table:table-cell>
          <table:table-cell table:style-name="ce56" office:value-type="float" office:value="61">
            <text:p>61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Electromagnetic Compatibility</text:p>
          </table:table-cell>
          <table:table-cell/>
        </table:table-row>
        <table:table-row table:style-name="ro5">
          <table:table-cell table:style-name="ce49" office:value-type="string">
            <text:p>IEEE Vehicular Technology Magazine (M-VT)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Transportation</text:p>
          </table:table-cell>
          <table:table-cell/>
        </table:table-row>
        <table:table-row table:style-name="ro5">
          <table:table-cell table:style-name="ce48" office:value-type="string">
            <text:p>Vehicular Technology, IEEE Trans. on (T-VT)</text:p>
          </table:table-cell>
          <table:table-cell table:style-name="ce56" office:value-type="float" office:value="63">
            <text:p>63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Transportation</text:p>
          </table:table-cell>
          <table:table-cell/>
        </table:table-row>
        <table:table-row table:style-name="ro5">
          <table:table-cell table:style-name="ce49" office:value-type="string">
            <text:p>Very Large Scale Integration Systems, IEEE Trans. on (T-VLSI)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12">
            <text:p>12</text:p>
          </table:table-cell>
          <table:table-cell table:style-name="ce55" office:value-type="string">
            <text:p>Online</text:p>
          </table:table-cell>
          <table:table-cell table:style-name="ce51" office:value-type="string">
            <text:p>Distributed Computing/Real-Time Systems</text:p>
          </table:table-cell>
          <table:table-cell/>
        </table:table-row>
        <table:table-row table:style-name="ro5">
          <table:table-cell table:style-name="ce48" office:value-type="string">
            <text:p>Visualization and Computer Graphics, IEEE Trans. on* (T-VCG)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Computer Graphics</text:p>
          </table:table-cell>
          <table:table-cell/>
        </table:table-row>
        <table:table-row table:style-name="ro5">
          <table:table-cell table:style-name="ce49" office:value-type="string">
            <text:p>IEEE Wireless Communications Letters (L-WC)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Online</text:p>
          </table:table-cell>
          <table:table-cell table:style-name="ce49" office:value-type="string">
            <text:p>Wireless Communications</text:p>
          </table:table-cell>
          <table:table-cell/>
        </table:table-row>
        <table:table-row table:style-name="ro5">
          <table:table-cell table:style-name="ce48" office:value-type="string">
            <text:p>IEEE Wireless Communications Magazine (M-WC)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Online</text:p>
          </table:table-cell>
          <table:table-cell table:style-name="ce48" office:value-type="string">
            <text:p>Wireless Communications</text:p>
          </table:table-cell>
          <table:table-cell/>
        </table:table-row>
        <table:table-row table:style-name="ro5">
          <table:table-cell table:style-name="ce50" office:value-type="string">
            <text:p>Wireless Communications, IEEE Trans. on (T-WC)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2">
            <text:p>12</text:p>
          </table:table-cell>
          <table:table-cell table:style-name="ce57" office:value-type="string">
            <text:p>Online</text:p>
          </table:table-cell>
          <table:table-cell table:style-name="ce50" office:value-type="string">
            <text:p>Wireless Communications</text:p>
          </table:table-cell>
          <table:table-cell/>
        </table:table-row>
        <table:table-row table:style-name="ro5" table:number-rows-repeated="1048413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>
        <table:named-range table:name="Excel_BuiltIn__FilterDatabase_1" table:base-cell-address="$ASME.$A$1" table:cell-range-address="$ASME.$A$1:.$A$146"/>
        <table:named-expression table:name="Excluded11" table:base-cell-address="$ASME.$A$1" table:expression=""/>
        <table:named-expression table:name="JNLPRICES11" table:base-cell-address="$ASME.$A$1" table:expression=""/>
        <table:named-expression table:name="JNLPRICES_10" table:base-cell-address="$ASME.$A$1" table:expression=""/>
        <table:named-expression table:name="ws" table:base-cell-address="$ASME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 Roman Asian" svg:font-family="'CM Roman Asian'" style:font-pitch="variable" style:font-charset="x-symbol"/>
    <style:font-face style:name="Calibri2" svg:font-family="Calibri"/>
    <style:font-face style:name="Helvetica Neue" svg:font-family="'Helvetica Neue'"/>
    <style:font-face style:name="Verdana" svg:font-family="Verdana"/>
    <style:font-face style:name="Verdana Bold" svg:font-family="'Verdana Bold'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" svg:font-family="Helv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Rs. </number:text>
      <number:number number:decimal-places="0" number:min-integer-digits="1" number:grouping="true"/>
    </number:number-style>
    <number:number-style style:name="N148">
      <number:text>Rs.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Rs. </number:text>
      <number:number number:decimal-places="0" number:min-integer-digits="1" number:grouping="true"/>
    </number:number-style>
    <number:number-style style:name="N149">
      <style:text-properties fo:color="#ff0000"/>
      <number:text>Rs. -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Rs. </number:text>
      <number:number number:decimal-places="2" number:min-integer-digits="1" number:grouping="true"/>
    </number:number-style>
    <number:number-style style:name="N151">
      <number:text>Rs.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Rs. </number:text>
      <number:number number:decimal-places="2" number:min-integer-digits="1" number:grouping="true"/>
    </number:number-style>
    <number:number-style style:name="N152">
      <style:text-properties fo:color="#ff0000"/>
      <number:text>Rs. -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Rs. </number:text>
      <number:number number:decimal-places="0" number:min-integer-digits="1" number:grouping="true"/>
      <number:text> </number:text>
    </number:number-style>
    <number:number-style style:name="N156P1" style:volatile="true">
      <number:text> Rs. -</number:text>
      <number:number number:decimal-places="0" number:min-integer-digits="1" number:grouping="true"/>
      <number:text> </number:text>
    </number:number-style>
    <number:number-style style:name="N156P2" style:volatile="true">
      <number:text> Rs.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Rs. </number:text>
      <number:number number:decimal-places="2" number:min-integer-digits="1" number:grouping="true"/>
      <number:text> </number:text>
    </number:number-style>
    <number:number-style style:name="N162P1" style:volatile="true">
      <number:text> Rs. -</number:text>
      <number:number number:decimal-places="2" number:min-integer-digits="1" number:grouping="true"/>
      <number:text> </number:text>
    </number:number-style>
    <number:number-style style:name="N162P2" style:volatile="true">
      <number:text> Rs.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number-style style:name="N173">
      <number:text>$</number:text>
      <number:number number:decimal-places="0" number:min-integer-digits="1" number:grouping="true"/>
    </number:number-style>
    <number:number-style style:name="N176P0" style:volatile="true">
      <number:text> $</number:text>
      <number:number number:decimal-places="1" number:min-integer-digits="1" number:grouping="true"/>
      <number:text> </number:text>
    </number:number-style>
    <number:number-style style:name="N176P1" style:volatile="true">
      <number:text> $(</number:text>
      <number:number number:decimal-places="1" number:min-integer-digits="1" number:grouping="true"/>
      <number:text>)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$</number:text>
      <number:number number:decimal-places="0" number:min-integer-digits="1" number:grouping="true"/>
      <number:text> </number:text>
    </number:number-style>
    <number:number-style style:name="N177P1" style:volatile="true">
      <number:text> $(</number:text>
      <number:number number:decimal-places="0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text>$</number:text>
      <number:number number:decimal-places="2" number:min-integer-digits="1" number:grouping="true"/>
    </number:number-style>
    <number:number-style style:name="N179">
      <number:text>$</number:text>
      <number:number number:decimal-places="1" number:min-integer-digits="1" number:grouping="true"/>
    </number:number-style>
    <number:time-style style:name="N18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1">
      <number:number number:decimal-places="1" number:min-integer-digits="1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number:min-integer-digits="1"/>
      <number:text>)</number:text>
      <style:map style:condition="value()&gt;=0" style:apply-style-name="N183P0"/>
    </number:number-style>
    <number:number-style style:name="N185P0" style:volatile="true">
      <number:text>₹ </number:text>
      <number:number number:decimal-places="0" number:min-integer-digits="1" number:grouping="true"/>
    </number:number-style>
    <number:number-style style:name="N185">
      <number:text>₹ 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₹ </number:text>
      <number:number number:decimal-places="0" number:min-integer-digits="1" number:grouping="true"/>
    </number:number-style>
    <number:number-style style:name="N186">
      <style:text-properties fo:color="#ff0000"/>
      <number:text>₹ -</number:text>
      <number:number number:decimal-places="0" number:min-integer-digits="1" number:grouping="true"/>
      <style:map style:condition="value()&gt;=0" style:apply-style-name="N186P0"/>
    </number:number-style>
    <number:number-style style:name="N188P0" style:volatile="true">
      <number:text>₹ </number:text>
      <number:number number:decimal-places="2" number:min-integer-digits="1" number:grouping="true"/>
    </number:number-style>
    <number:number-style style:name="N188">
      <number:text>₹ 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₹ </number:text>
      <number:number number:decimal-places="2" number:min-integer-digits="1" number:grouping="true"/>
    </number:number-style>
    <number:number-style style:name="N189">
      <style:text-properties fo:color="#ff0000"/>
      <number:text>₹ -</number:text>
      <number:number number:decimal-places="2" number:min-integer-digits="1" number:grouping="true"/>
      <style:map style:condition="value()&gt;=0" style:apply-style-name="N189P0"/>
    </number:number-style>
    <number:number-style style:name="N193P0" style:volatile="true">
      <number:text> ₹ </number:text>
      <number:number number:decimal-places="0" number:min-integer-digits="1" number:grouping="true"/>
      <number:text> </number:text>
    </number:number-style>
    <number:number-style style:name="N193P1" style:volatile="true">
      <number:text> ₹ -</number:text>
      <number:number number:decimal-places="0" number:min-integer-digits="1" number:grouping="true"/>
      <number:text> </number:text>
    </number:number-style>
    <number:number-style style:name="N193P2" style:volatile="true">
      <number:text> ₹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₹ </number:text>
      <number:number number:decimal-places="2" number:min-integer-digits="1" number:grouping="true"/>
      <number:text> </number:text>
    </number:number-style>
    <number:number-style style:name="N197P1" style:volatile="true">
      <number:text> ₹ -</number:text>
      <number:number number:decimal-places="2" number:min-integer-digits="1" number:grouping="true"/>
      <number:text> </number:text>
    </number:number-style>
    <number:number-style style:name="N197P2" style:volatile="true">
      <number:text> ₹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£</number:text>
      <number:number number:decimal-places="0" number:min-integer-digits="1" number:grouping="true"/>
    </number:number-style>
    <number:number-style style:name="N199">
      <number:text>-£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0" number:min-integer-digits="1" number:grouping="true"/>
    </number:number-style>
    <number:number-style style:name="N200">
      <style:text-properties fo:color="#ff0000"/>
      <number:text>-£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£</number:text>
      <number:number number:decimal-places="2" number:min-integer-digits="1" number:grouping="true"/>
    </number:number-style>
    <number:number-style style:name="N202">
      <number:text>-£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£</number:text>
      <number:number number:decimal-places="2" number:min-integer-digits="1" number:grouping="true"/>
    </number:number-style>
    <number:number-style style:name="N203">
      <style:text-properties fo:color="#ff0000"/>
      <number:text>-£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£</number:text>
      <number:number number:decimal-places="0" number:min-integer-digits="1" number:grouping="true"/>
      <number:text> </number:text>
    </number:number-style>
    <number:number-style style:name="N207P1" style:volatile="true">
      <number:text>-£</number:text>
      <number:number number:decimal-places="0" number:min-integer-digits="1" number:grouping="true"/>
      <number:text> </number:text>
    </number:number-style>
    <number:number-style style:name="N207P2" style:volatile="true">
      <number:text> £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£</number:text>
      <number:number number:decimal-places="2" number:min-integer-digits="1" number:grouping="true"/>
      <number:text> </number:text>
    </number:number-style>
    <number:number-style style:name="N213P1" style:volatile="true">
      <number:text>-£</number:text>
      <number:number number:decimal-places="2" number:min-integer-digits="1" number:grouping="true"/>
      <number:text> </number:text>
    </number:number-style>
    <number:number-style style:name="N213P2" style:volatile="true">
      <number:text> £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number:currency-style style:name="N5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8P0"/>
    </number:currency-style>
    <number:currency-style style:name="N5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9P0"/>
    </number:currency-style>
    <number:currency-style style:name="N5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0P0"/>
    </number:currency-style>
    <number:number-style style:name="N5161P0" style:volatile="true" number:language="en" number:country="US">
      <number:number number:decimal-places="0" number:min-integer-digits="1" number:grouping="true"/>
      <number:text> </number:text>
    </number:number-style>
    <number:number-style style:name="N516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61P0"/>
    </number:number-style>
    <number:number-style style:name="N5162P0" style:volatile="true" number:language="en" number:country="US">
      <number:number number:decimal-places="2" number:min-integer-digits="1" number:grouping="true"/>
      <number:text> </number:text>
    </number:number-style>
    <number:number-style style:name="N516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2P0"/>
    </number:number-style>
    <number:number-style style:name="N516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3P2" style:volatile="true" number:language="en" number:country="US">
      <number:text> -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5" number:language="en" number:country="US">
      <number:text> </number:text>
      <number:text-content/>
      <number:text> </number:text>
      <style:map style:condition="value()&gt;0" style:apply-style-name="N5165P0"/>
      <style:map style:condition="value()&lt;0" style:apply-style-name="N5165P1"/>
      <style:map style:condition="value()=0" style:apply-style-name="N5165P2"/>
    </number:text-style>
    <number:currency-style style:name="N516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6" number:language="en" number:country="US">
      <number:text> </number:text>
      <number:text-content/>
      <number:text> </number:text>
      <style:map style:condition="value()&gt;0" style:apply-style-name="N5166P0"/>
      <style:map style:condition="value()&lt;0" style:apply-style-name="N5166P1"/>
      <style:map style:condition="value()=0" style:apply-style-name="N5166P2"/>
    </number:text-style>
    <number:number-style style:name="N5167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417in 0.0417in 0.0417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417in 0.0417in 0.0417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417in 0.0417in 0.0417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name-asian="Helvetica Neue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Standard_5f_Tabelle1" style:display-name="Standard_Tabelle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page-width="11in" fo:page-height="8.5in" style:num-format="1" style:print-orientation="landscape" fo:margin-top="0.15in" fo:margin-bottom="0.1598in" fo:margin-left="0.1402in" fo:margin-right="0.1402in" style:first-page-number="continue" style:scale-to="100%" style:writing-mode="lr-tb"/>
      <style:header-style>
        <style:header-footer-properties fo:min-height="0.2957in" fo:margin-left="0.6075in" fo:margin-right="0.6075in" fo:margin-bottom="0in"/>
      </style:header-style>
      <style:footer-style>
        <style:header-footer-properties fo:min-height="0.2957in" fo:margin-left="0.6075in" fo:margin-right="0.60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4/22/2014</text:date>, <text:time>15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CE_20_Journals_20_" style:display-name="PageStyle_ASCE Journal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ME_20_Journals_20_" style:display-name="PageStyle_ASME Journals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PP" style:display-name="PageStyle_ASP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CE_20_Journals_20__20_1" style:display-name="PageStyle_ASCE Journals 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gg-Comp_20_Science" style:display-name="PageStyle_Engg-Comp Scienc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2T15:19:41</dc:date>
    <dc:creator>root </dc:creator>
    <meta:generator>LibreOffice/3.4$Linux LibreOffice_project/340m1$Build-502</meta:generator>
    <meta:editing-duration>PT53M33S</meta:editing-duration>
    <meta:editing-cycles>15</meta:editing-cycles>
    <meta:document-statistic meta:table-count="4" meta:cell-count="2860" meta:object-count="0"/>
  </office:meta>
</office:document-meta>
</file>